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307in"/>
    </style:style>
    <style:style style:name="co3" style:family="table-column">
      <style:table-column-properties fo:break-before="auto" style:column-width="1.9134in"/>
    </style:style>
    <style:style style:name="co4" style:family="table-column">
      <style:table-column-properties fo:break-before="auto" style:column-width="1.4in"/>
    </style:style>
    <style:style style:name="co5" style:family="table-column">
      <style:table-column-properties fo:break-before="auto" style:column-width="1.6402in"/>
    </style:style>
    <style:style style:name="co6" style:family="table-column">
      <style:table-column-properties fo:break-before="auto" style:column-width="2.022in"/>
    </style:style>
    <style:style style:name="co7" style:family="table-column">
      <style:table-column-properties fo:break-before="auto" style:column-width="1.5091in"/>
    </style:style>
    <style:style style:name="co8" style:family="table-column">
      <style:table-column-properties fo:break-before="auto" style:column-width="1.1161in"/>
    </style:style>
    <style:style style:name="co9" style:family="table-column">
      <style:table-column-properties fo:break-before="auto" style:column-width="0.8209in"/>
    </style:style>
    <style:style style:name="co11" style:family="table-column">
      <style:table-column-properties fo:break-before="auto" style:column-width="1.1701in"/>
    </style:style>
    <style:style style:name="co12" style:family="table-column">
      <style:table-column-properties fo:break-before="auto" style:column-width="2.4701in"/>
    </style:style>
    <style:style style:name="co13" style:family="table-column">
      <style:table-column-properties fo:break-before="auto" style:column-width="3.1693in"/>
    </style:style>
    <style:style style:name="co14" style:family="table-column">
      <style:table-column-properties fo:break-before="auto" style:column-width="1.2945in"/>
    </style:style>
    <style:style style:name="co15" style:family="table-column">
      <style:table-column-properties fo:break-before="auto" style:column-width="2.9626in"/>
    </style:style>
    <style:style style:name="co16" style:family="table-column">
      <style:table-column-properties fo:break-before="auto" style:column-width="3.62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33cc66"/>
      <style:text-properties fo:color="#000000"/>
    </style:style>
    <style:style style:name="ce3" style:family="table-cell" style:parent-style-name="Default" style:data-style-name="N4">
      <style:table-cell-properties fo:background-color="#33cc66"/>
      <style:text-properties fo:color="#000000"/>
    </style:style>
    <style:style style:name="ce4" style:family="table-cell" style:parent-style-name="Default" style:data-style-name="N4">
      <style:table-cell-properties fo:background-color="#33cc66"/>
      <style:text-properties fo:color="#000000" style:font-name="Arial" style:font-name-asian="DejaVu Sans" style:font-name-complex="Lohit Hindi"/>
    </style:style>
    <style:style style:name="ce5" style:family="table-cell" style:parent-style-name="Default">
      <style:table-cell-properties fo:background-color="#ff3333"/>
      <style:text-properties fo:color="#000000"/>
    </style:style>
    <style:style style:name="ce6" style:family="table-cell" style:parent-style-name="Default" style:data-style-name="N4">
      <style:table-cell-properties fo:background-color="#ff3333"/>
      <style:text-properties fo:color="#000000"/>
    </style:style>
    <style:style style:name="ce7" style:family="table-cell" style:parent-style-name="Default" style:data-style-name="N4">
      <style:table-cell-properties fo:background-color="#ff3333"/>
      <style:text-properties fo:color="#000000" style:font-name="Arial" style:font-name-asian="DejaVu Sans" style:font-name-complex="Lohit Hindi"/>
    </style:style>
    <style:style style:name="ce8" style:family="table-cell" style:parent-style-name="Default" style:data-style-name="N4"/>
    <style:style style:name="ce9" style:family="table-cell" style:parent-style-name="Default" style:data-style-name="N4">
      <style:table-cell-properties fo:background-color="#ffff00"/>
      <style:text-properties fo:color="#000000"/>
    </style:style>
    <style:style style:name="ce10" style:family="table-cell" style:parent-style-name="Default" style:data-style-name="N11">
      <style:table-cell-properties fo:background-color="#ffff00"/>
      <style:text-properties fo:color="#000000" style:font-name="Arial" style:font-name-asian="DejaVu Sans" style:font-name-complex="Lohit Hindi"/>
    </style:style>
    <style:style style:name="ce11" style:family="table-cell" style:parent-style-name="Default">
      <style:table-cell-properties fo:background-color="#ffff00"/>
      <style:text-properties style:use-window-font-color="true"/>
    </style:style>
    <style:style style:name="ce12" style:family="table-cell" style:parent-style-name="Default" style:data-style-name="N11">
      <style:table-cell-properties fo:background-color="#ffff00"/>
      <style:text-properties style:use-window-font-color="true"/>
    </style:style>
    <style:style style:name="ce13" style:family="table-cell" style:parent-style-name="Default">
      <style:text-properties style:font-name="Arial" style:font-name-asian="DejaVu Sans" style:font-name-complex="Lohit Hindi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 style:data-style-name="N11">
      <style:table-cell-properties fo:background-color="#33cc66"/>
      <style:text-properties fo:color="#000000"/>
    </style:style>
    <style:style style:name="ce16" style:family="table-cell" style:parent-style-name="Default" style:data-style-name="N11">
      <style:table-cell-properties fo:background-color="#ff3333"/>
      <style:text-properties fo:color="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2">
          <table:table-cell office:value-type="string">
            <text:p>SA USER_TIME</text:p>
          </table:table-cell>
          <table:table-cell office:value-type="string">
            <text:p>SA AVG_HEAP_MEMORY</text:p>
          </table:table-cell>
          <table:table-cell office:value-type="string">
            <text:p>SA VALUE</text:p>
          </table:table-cell>
          <table:table-cell office:value-type="string">
            <text:p>OSA USER_TIME</text:p>
          </table:table-cell>
          <table:table-cell office:value-type="string">
            <text:p>OSA AVG_HEAP_MEMORY</text:p>
          </table:table-cell>
          <table:table-cell office:value-type="string">
            <text:p>OSA VALUE</text:p>
          </table:table-cell>
          <table:table-cell office:value-type="string">
            <text:p>SA &lt; OSA</text:p>
          </table:table-cell>
          <table:table-cell office:value-type="string">
            <text:p>SA = OSA</text:p>
          </table:table-cell>
          <table:table-cell office:value-type="string">
            <text:p>OSA &lt; SA</text:p>
          </table:table-cell>
          <table:table-cell office:value-type="string">
            <text:p>OSA Speedup(USER_TIME) over SA</text:p>
          </table:table-cell>
          <table:table-cell office:value-type="string">
            <text:p>SA Speedup(AVG_HEAP_MEMORY) over OSA</text:p>
          </table:table-cell>
          <table:table-cell office:value-type="string">
            <text:p>BB USER_TIME</text:p>
          </table:table-cell>
          <table:table-cell office:value-type="string">
            <text:p>BB AVG_HEAP_MEMORY</text:p>
          </table:table-cell>
          <table:table-cell office:value-type="string">
            <text:p>BB VALUE</text:p>
          </table:table-cell>
          <table:table-cell office:value-type="string">
            <text:p>OSA &lt; BB</text:p>
          </table:table-cell>
          <table:table-cell office:value-type="string">
            <text:p>OSA = BB</text:p>
          </table:table-cell>
          <table:table-cell office:value-type="string">
            <text:p>OSA Speedup(USER_TIME) over BB</text:p>
          </table:table-cell>
          <table:table-cell office:value-type="string">
            <text:p>OSA Speedup(AVG_HEAP_MEMORY) over BB</text:p>
          </table:table-cell>
          <table:table-cell table:number-columns-repeated="3"/>
        </table:table-row>
        <table:table-row table:style-name="ro2">
          <table:table-cell table:style-name="Default" office:value-type="float" office:value="45654.167071">
            <text:p>45654.17</text:p>
          </table:table-cell>
          <table:table-cell table:style-name="Default" office:value-type="float" office:value="8.35962639272703">
            <text:p>8.36</text:p>
          </table:table-cell>
          <table:table-cell office:value-type="float" office:value="1004978846.86572">
            <text:p>1,004,978,846.87</text:p>
          </table:table-cell>
          <table:table-cell office:value-type="float" office:value="155.19">
            <text:p>155.19</text:p>
          </table:table-cell>
          <table:table-cell office:value-type="float" office:value="38748497.51">
            <text:p>38748497.51</text:p>
          </table:table-cell>
          <table:table-cell office:value-type="float" office:value="1035483561.64941">
            <text:p>1,035,483,561.65</text:p>
          </table:table-cell>
          <table:table-cell table:formula="of:=[.C2] &lt; [.F2]" office:value-type="boolean" office:boolean-value="true">
            <text:p>TRUE</text:p>
          </table:table-cell>
          <table:table-cell table:style-name="ce13" table:formula="of:=[.C2] = [.F2]" office:value-type="boolean" office:boolean-value="false">
            <text:p>FALSE</text:p>
          </table:table-cell>
          <table:table-cell table:style-name="ce13" table:formula="of:=[.C2] &gt; [.F2]" office:value-type="boolean" office:boolean-value="false">
            <text:p>FALSE</text:p>
          </table:table-cell>
          <table:table-cell table:formula="of:= 1 - [.D2] / [.A2]" office:value-type="float" office:value="0.996600748410136">
            <text:p>1</text:p>
          </table:table-cell>
          <table:table-cell table:style-name="ce8" table:formula="of:= 1 - [.E2] / ([.B2] * 1024 * 1024)" office:value-type="float" office:value="-3.4204663149502">
            <text:p>-3.42</text:p>
          </table:table-cell>
          <table:table-cell office:value-type="float" office:value="113.48">
            <text:p>113.48</text:p>
          </table:table-cell>
          <table:table-cell office:value-type="float" office:value="84122611.47">
            <text:p>84122611.47</text:p>
          </table:table-cell>
          <table:table-cell office:value-type="float" office:value="3239581653.22241">
            <text:p>3,239,581,653.22</text:p>
          </table:table-cell>
          <table:table-cell table:style-name="ce13" table:formula="of:=[.F2] &lt; [.N2]" office:value-type="boolean" office:boolean-value="true">
            <text:p>TRUE</text:p>
          </table:table-cell>
          <table:table-cell table:style-name="ce13" table:formula="of:=[.F2] = [.N2]" office:value-type="boolean" office:boolean-value="false">
            <text:p>FALSE</text:p>
          </table:table-cell>
          <table:table-cell table:formula="of:= 1 - [.D2] / [.L2]" office:value-type="float" office:value="-0.367553753965456">
            <text:p>-0.37</text:p>
          </table:table-cell>
          <table:table-cell table:formula="of:= 1 - [.E2] / [.M2]" office:value-type="float" office:value="0.539380710692528">
            <text:p>0.54</text:p>
          </table:table-cell>
          <table:table-cell table:number-columns-repeated="3"/>
        </table:table-row>
        <table:table-row table:style-name="ro2">
          <table:table-cell table:style-name="Default" office:value-type="float" office:value="45632.715633">
            <text:p>45632.72</text:p>
          </table:table-cell>
          <table:table-cell table:style-name="Default" office:value-type="float" office:value="7.17260389976388">
            <text:p>7.17</text:p>
          </table:table-cell>
          <table:table-cell office:value-type="float" office:value="1006568422.65625">
            <text:p>1,006,568,422.66</text:p>
          </table:table-cell>
          <table:table-cell office:value-type="float" office:value="152.45">
            <text:p>152.45</text:p>
          </table:table-cell>
          <table:table-cell office:value-type="float" office:value="25098444.22">
            <text:p>25098444.22</text:p>
          </table:table-cell>
          <table:table-cell office:value-type="float" office:value="1047443226.25195">
            <text:p>1,047,443,226.25</text:p>
          </table:table-cell>
          <table:table-cell table:formula="of:=[.C3] &lt; [.F3]" office:value-type="boolean" office:boolean-value="true">
            <text:p>TRUE</text:p>
          </table:table-cell>
          <table:table-cell table:style-name="ce13" table:formula="of:=[.C3] = [.F3]" office:value-type="boolean" office:boolean-value="false">
            <text:p>FALSE</text:p>
          </table:table-cell>
          <table:table-cell table:style-name="ce13" table:formula="of:=[.C3] &gt; [.F3]" office:value-type="boolean" office:boolean-value="false">
            <text:p>FALSE</text:p>
          </table:table-cell>
          <table:table-cell table:formula="of:= 1 - [.D3] / [.A3]" office:value-type="float" office:value="0.996659195099716">
            <text:p>1</text:p>
          </table:table-cell>
          <table:table-cell table:formula="of:= 1 - [.E3] / ([.B3] * 1024 * 1024)" office:value-type="float" office:value="-2.33710629624436">
            <text:p>-2.34</text:p>
          </table:table-cell>
          <table:table-cell office:value-type="float" office:value="113.82">
            <text:p>113.82</text:p>
          </table:table-cell>
          <table:table-cell office:value-type="float" office:value="50340865.23">
            <text:p>50340865.23</text:p>
          </table:table-cell>
          <table:table-cell office:value-type="float" office:value="3685041310.93091">
            <text:p>3,685,041,310.93</text:p>
          </table:table-cell>
          <table:table-cell table:style-name="ce13" table:formula="of:=[.F3] &lt; [.N3]" office:value-type="boolean" office:boolean-value="true">
            <text:p>TRUE</text:p>
          </table:table-cell>
          <table:table-cell table:style-name="ce13" table:formula="of:=[.F3] = [.N3]" office:value-type="boolean" office:boolean-value="false">
            <text:p>FALSE</text:p>
          </table:table-cell>
          <table:table-cell table:formula="of:= 1 - [.D3] / [.L3]" office:value-type="float" office:value="-0.339395536812511">
            <text:p>-0.34</text:p>
          </table:table-cell>
          <table:table-cell table:formula="of:= 1 - [.E3] / [.M3]" office:value-type="float" office:value="0.501430019024725">
            <text:p>0.5</text:p>
          </table:table-cell>
          <table:table-cell table:number-columns-repeated="3"/>
        </table:table-row>
        <table:table-row table:style-name="ro2">
          <table:table-cell table:style-name="Default" office:value-type="float" office:value="46907.897547">
            <text:p>46907.9</text:p>
          </table:table-cell>
          <table:table-cell table:style-name="Default" office:value-type="float" office:value="7.04755262057895">
            <text:p>7.05</text:p>
          </table:table-cell>
          <table:table-cell office:value-type="float" office:value="1009444797.59863">
            <text:p>1,009,444,797.60</text:p>
          </table:table-cell>
          <table:table-cell office:value-type="float" office:value="148.34">
            <text:p>148.34</text:p>
          </table:table-cell>
          <table:table-cell office:value-type="float" office:value="38882220.71">
            <text:p>38882220.71</text:p>
          </table:table-cell>
          <table:table-cell office:value-type="float" office:value="1022766955.9502">
            <text:p>1,022,766,955.95</text:p>
          </table:table-cell>
          <table:table-cell table:formula="of:=[.C4] &lt; [.F4]" office:value-type="boolean" office:boolean-value="true">
            <text:p>TRUE</text:p>
          </table:table-cell>
          <table:table-cell table:style-name="ce13" table:formula="of:=[.C4] = [.F4]" office:value-type="boolean" office:boolean-value="false">
            <text:p>FALSE</text:p>
          </table:table-cell>
          <table:table-cell table:style-name="ce13" table:formula="of:=[.C4] &gt; [.F4]" office:value-type="boolean" office:boolean-value="false">
            <text:p>FALSE</text:p>
          </table:table-cell>
          <table:table-cell table:formula="of:= 1 - [.D4] / [.A4]" office:value-type="float" office:value="0.99683763272802">
            <text:p>1</text:p>
          </table:table-cell>
          <table:table-cell table:formula="of:= 1 - [.E4] / ([.B4] * 1024 * 1024)" office:value-type="float" office:value="-4.26153932468546">
            <text:p>-4.26</text:p>
          </table:table-cell>
          <table:table-cell office:value-type="float" office:value="112.19">
            <text:p>112.19</text:p>
          </table:table-cell>
          <table:table-cell office:value-type="float" office:value="49586964.16">
            <text:p>49586964.16</text:p>
          </table:table-cell>
          <table:table-cell office:value-type="float" office:value="3776101296.07397">
            <text:p>3,776,101,296.07</text:p>
          </table:table-cell>
          <table:table-cell table:style-name="ce13" table:formula="of:=[.F4] &lt; [.N4]" office:value-type="boolean" office:boolean-value="true">
            <text:p>TRUE</text:p>
          </table:table-cell>
          <table:table-cell table:style-name="ce13" table:formula="of:=[.F4] = [.N4]" office:value-type="boolean" office:boolean-value="false">
            <text:p>FALSE</text:p>
          </table:table-cell>
          <table:table-cell table:formula="of:= 1 - [.D4] / [.L4]" office:value-type="float" office:value="-0.322221231838845">
            <text:p>-0.32</text:p>
          </table:table-cell>
          <table:table-cell table:formula="of:= 1 - [.E4] / [.M4]" office:value-type="float" office:value="0.215878177487524">
            <text:p>0.22</text:p>
          </table:table-cell>
          <table:table-cell table:number-columns-repeated="3"/>
        </table:table-row>
        <table:table-row table:style-name="ro2">
          <table:table-cell table:style-name="Default" office:value-type="float" office:value="45269.381251">
            <text:p>45269.38</text:p>
          </table:table-cell>
          <table:table-cell table:style-name="Default" office:value-type="float" office:value="7.05918277311209">
            <text:p>7.06</text:p>
          </table:table-cell>
          <table:table-cell office:value-type="float" office:value="1008612162.77979">
            <text:p>1,008,612,162.78</text:p>
          </table:table-cell>
          <table:table-cell office:value-type="float" office:value="150.72">
            <text:p>150.72</text:p>
          </table:table-cell>
          <table:table-cell office:value-type="float" office:value="35462410.39">
            <text:p>35462410.39</text:p>
          </table:table-cell>
          <table:table-cell office:value-type="float" office:value="1034234609.48364">
            <text:p>1,034,234,609.48</text:p>
          </table:table-cell>
          <table:table-cell table:formula="of:=[.C5] &lt; [.F5]" office:value-type="boolean" office:boolean-value="true">
            <text:p>TRUE</text:p>
          </table:table-cell>
          <table:table-cell table:style-name="ce13" table:formula="of:=[.C5] = [.F5]" office:value-type="boolean" office:boolean-value="false">
            <text:p>FALSE</text:p>
          </table:table-cell>
          <table:table-cell table:style-name="ce13" table:formula="of:=[.C5] &gt; [.F5]" office:value-type="boolean" office:boolean-value="false">
            <text:p>FALSE</text:p>
          </table:table-cell>
          <table:table-cell table:formula="of:= 1 - [.D5] / [.A5]" office:value-type="float" office:value="0.996670597303632">
            <text:p>1</text:p>
          </table:table-cell>
          <table:table-cell table:formula="of:= 1 - [.E5] / ([.B5] * 1024 * 1024)" office:value-type="float" office:value="-3.79086476066571">
            <text:p>-3.79</text:p>
          </table:table-cell>
          <table:table-cell office:value-type="float" office:value="112.78">
            <text:p>112.78</text:p>
          </table:table-cell>
          <table:table-cell office:value-type="float" office:value="50573596">
            <text:p>50573596</text:p>
          </table:table-cell>
          <table:table-cell office:value-type="float" office:value="3264977011.50977">
            <text:p>3,264,977,011.51</text:p>
          </table:table-cell>
          <table:table-cell table:style-name="ce13" table:formula="of:=[.F5] &lt; [.N5]" office:value-type="boolean" office:boolean-value="true">
            <text:p>TRUE</text:p>
          </table:table-cell>
          <table:table-cell table:style-name="ce13" table:formula="of:=[.F5] = [.N5]" office:value-type="boolean" office:boolean-value="false">
            <text:p>FALSE</text:p>
          </table:table-cell>
          <table:table-cell table:formula="of:= 1 - [.D5] / [.L5]" office:value-type="float" office:value="-0.336407164390849">
            <text:p>-0.34</text:p>
          </table:table-cell>
          <table:table-cell table:formula="of:= 1 - [.E5] / [.M5]" office:value-type="float" office:value="0.298795948977012">
            <text:p>0.3</text:p>
          </table:table-cell>
          <table:table-cell table:number-columns-repeated="3"/>
        </table:table-row>
        <table:table-row table:style-name="ro2">
          <table:table-cell table:style-name="Default" office:value-type="float" office:value="46933.61358">
            <text:p>46933.61</text:p>
          </table:table-cell>
          <table:table-cell table:style-name="Default" office:value-type="float" office:value="6.93948118055136">
            <text:p>6.94</text:p>
          </table:table-cell>
          <table:table-cell office:value-type="float" office:value="1009217715.43213">
            <text:p>1,009,217,715.43</text:p>
          </table:table-cell>
          <table:table-cell office:value-type="float" office:value="166.32">
            <text:p>166.32</text:p>
          </table:table-cell>
          <table:table-cell office:value-type="float" office:value="39116377.63">
            <text:p>39116377.63</text:p>
          </table:table-cell>
          <table:table-cell office:value-type="float" office:value="1015878794.60791">
            <text:p>1,015,878,794.61</text:p>
          </table:table-cell>
          <table:table-cell table:formula="of:=[.C6] &lt; [.F6]" office:value-type="boolean" office:boolean-value="true">
            <text:p>TRUE</text:p>
          </table:table-cell>
          <table:table-cell table:style-name="ce13" table:formula="of:=[.C6] = [.F6]" office:value-type="boolean" office:boolean-value="false">
            <text:p>FALSE</text:p>
          </table:table-cell>
          <table:table-cell table:style-name="ce13" table:formula="of:=[.C6] &gt; [.F6]" office:value-type="boolean" office:boolean-value="false">
            <text:p>FALSE</text:p>
          </table:table-cell>
          <table:table-cell table:formula="of:= 1 - [.D6] / [.A6]" office:value-type="float" office:value="0.996456271160189">
            <text:p>1</text:p>
          </table:table-cell>
          <table:table-cell table:formula="of:= 1 - [.E6] / ([.B6] * 1024 * 1024)" office:value-type="float" office:value="-4.37565903357851">
            <text:p>-4.38</text:p>
          </table:table-cell>
          <table:table-cell office:value-type="float" office:value="115.84">
            <text:p>115.84</text:p>
          </table:table-cell>
          <table:table-cell office:value-type="float" office:value="51141487.62">
            <text:p>51141487.62</text:p>
          </table:table-cell>
          <table:table-cell office:value-type="float" office:value="3248286469.89673">
            <text:p>3,248,286,469.90</text:p>
          </table:table-cell>
          <table:table-cell table:style-name="ce13" table:formula="of:=[.F6] &lt; [.N6]" office:value-type="boolean" office:boolean-value="true">
            <text:p>TRUE</text:p>
          </table:table-cell>
          <table:table-cell table:style-name="ce13" table:formula="of:=[.F6] = [.N6]" office:value-type="boolean" office:boolean-value="false">
            <text:p>FALSE</text:p>
          </table:table-cell>
          <table:table-cell table:formula="of:= 1 - [.D6] / [.L6]" office:value-type="float" office:value="-0.435773480662983">
            <text:p>-0.44</text:p>
          </table:table-cell>
          <table:table-cell table:formula="of:= 1 - [.E6] / [.M6]" office:value-type="float" office:value="0.235134145477953">
            <text:p>0.24</text:p>
          </table:table-cell>
          <table:table-cell table:number-columns-repeated="3"/>
        </table:table-row>
        <table:table-row table:style-name="ro2">
          <table:table-cell table:style-name="Default" office:value-type="float" office:value="44804.773663">
            <text:p>44804.77</text:p>
          </table:table-cell>
          <table:table-cell table:style-name="Default" office:value-type="float" office:value="8.62648677491523">
            <text:p>8.63</text:p>
          </table:table-cell>
          <table:table-cell office:value-type="float" office:value="1008233692.29395">
            <text:p>1,008,233,692.29</text:p>
          </table:table-cell>
          <table:table-cell office:value-type="float" office:value="152.16">
            <text:p>152.16</text:p>
          </table:table-cell>
          <table:table-cell office:value-type="float" office:value="25245994.4">
            <text:p>25245994.4</text:p>
          </table:table-cell>
          <table:table-cell office:value-type="float" office:value="1028444011.98779">
            <text:p>1,028,444,011.99</text:p>
          </table:table-cell>
          <table:table-cell table:formula="of:=[.C7] &lt; [.F7]" office:value-type="boolean" office:boolean-value="true">
            <text:p>TRUE</text:p>
          </table:table-cell>
          <table:table-cell table:style-name="ce13" table:formula="of:=[.C7] = [.F7]" office:value-type="boolean" office:boolean-value="false">
            <text:p>FALSE</text:p>
          </table:table-cell>
          <table:table-cell table:style-name="ce13" table:formula="of:=[.C7] &gt; [.F7]" office:value-type="boolean" office:boolean-value="false">
            <text:p>FALSE</text:p>
          </table:table-cell>
          <table:table-cell table:formula="of:= 1 - [.D7] / [.A7]" office:value-type="float" office:value="0.996603933296383">
            <text:p>1</text:p>
          </table:table-cell>
          <table:table-cell table:formula="of:= 1 - [.E7] / ([.B7] * 1024 * 1024)" office:value-type="float" office:value="-1.79099210137636">
            <text:p>-1.79</text:p>
          </table:table-cell>
          <table:table-cell office:value-type="float" office:value="112.29">
            <text:p>112.29</text:p>
          </table:table-cell>
          <table:table-cell office:value-type="float" office:value="49761331.29">
            <text:p>49761331.29</text:p>
          </table:table-cell>
          <table:table-cell office:value-type="float" office:value="3209266170.11914">
            <text:p>3,209,266,170.12</text:p>
          </table:table-cell>
          <table:table-cell table:style-name="ce13" table:formula="of:=[.F7] &lt; [.N7]" office:value-type="boolean" office:boolean-value="true">
            <text:p>TRUE</text:p>
          </table:table-cell>
          <table:table-cell table:style-name="ce13" table:formula="of:=[.F7] = [.N7]" office:value-type="boolean" office:boolean-value="false">
            <text:p>FALSE</text:p>
          </table:table-cell>
          <table:table-cell table:formula="of:= 1 - [.D7] / [.L7]" office:value-type="float" office:value="-0.355062783863211">
            <text:p>-0.36</text:p>
          </table:table-cell>
          <table:table-cell table:formula="of:= 1 - [.E7] / [.M7]" office:value-type="float" office:value="0.492658380603386">
            <text:p>0.49</text:p>
          </table:table-cell>
          <table:table-cell table:number-columns-repeated="3"/>
        </table:table-row>
        <table:table-row table:style-name="ro2">
          <table:table-cell table:style-name="Default" office:value-type="float" office:value="41155.2368">
            <text:p>41155.24</text:p>
          </table:table-cell>
          <table:table-cell table:style-name="Default" office:value-type="float" office:value="8.58158949881684">
            <text:p>8.58</text:p>
          </table:table-cell>
          <table:table-cell office:value-type="float" office:value="1006568422.65625">
            <text:p>1,006,568,422.66</text:p>
          </table:table-cell>
          <table:table-cell office:value-type="float" office:value="156.6">
            <text:p>156.6</text:p>
          </table:table-cell>
          <table:table-cell office:value-type="float" office:value="25048369.75">
            <text:p>25048369.75</text:p>
          </table:table-cell>
          <table:table-cell office:value-type="float" office:value="1021707238.96484">
            <text:p>1,021,707,238.96</text:p>
          </table:table-cell>
          <table:table-cell table:formula="of:=[.C8] &lt; [.F8]" office:value-type="boolean" office:boolean-value="true">
            <text:p>TRUE</text:p>
          </table:table-cell>
          <table:table-cell table:style-name="ce13" table:formula="of:=[.C8] = [.F8]" office:value-type="boolean" office:boolean-value="false">
            <text:p>FALSE</text:p>
          </table:table-cell>
          <table:table-cell table:style-name="ce13" table:formula="of:=[.C8] &gt; [.F8]" office:value-type="boolean" office:boolean-value="false">
            <text:p>FALSE</text:p>
          </table:table-cell>
          <table:table-cell table:formula="of:= 1 - [.D8] / [.A8]" office:value-type="float" office:value="0.996194894934975">
            <text:p>1</text:p>
          </table:table-cell>
          <table:table-cell table:formula="of:= 1 - [.E8] / ([.B8] * 1024 * 1024)" office:value-type="float" office:value="-1.78363197187604">
            <text:p>-1.78</text:p>
          </table:table-cell>
          <table:table-cell office:value-type="float" office:value="114.21">
            <text:p>114.21</text:p>
          </table:table-cell>
          <table:table-cell office:value-type="float" office:value="51223275.74">
            <text:p>51223275.74</text:p>
          </table:table-cell>
          <table:table-cell office:value-type="float" office:value="3460381284.41138">
            <text:p>3,460,381,284.41</text:p>
          </table:table-cell>
          <table:table-cell table:style-name="ce13" table:formula="of:=[.F8] &lt; [.N8]" office:value-type="boolean" office:boolean-value="true">
            <text:p>TRUE</text:p>
          </table:table-cell>
          <table:table-cell table:style-name="ce13" table:formula="of:=[.F8] = [.N8]" office:value-type="boolean" office:boolean-value="false">
            <text:p>FALSE</text:p>
          </table:table-cell>
          <table:table-cell table:formula="of:= 1 - [.D8] / [.L8]" office:value-type="float" office:value="-0.371158392434988">
            <text:p>-0.37</text:p>
          </table:table-cell>
          <table:table-cell table:formula="of:= 1 - [.E8] / [.M8]" office:value-type="float" office:value="0.510996331489205">
            <text:p>0.51</text:p>
          </table:table-cell>
          <table:table-cell table:number-columns-repeated="3"/>
        </table:table-row>
        <table:table-row table:style-name="ro2">
          <table:table-cell table:style-name="Default" office:value-type="float" office:value="45811.359853">
            <text:p>45811.36</text:p>
          </table:table-cell>
          <table:table-cell table:style-name="Default" office:value-type="float" office:value="8.41650627283437">
            <text:p>8.42</text:p>
          </table:table-cell>
          <table:table-cell office:value-type="float" office:value="1006038563.85107">
            <text:p>1,006,038,563.85</text:p>
          </table:table-cell>
          <table:table-cell office:value-type="float" office:value="155.43">
            <text:p>155.43</text:p>
          </table:table-cell>
          <table:table-cell office:value-type="float" office:value="38957664">
            <text:p>38957664</text:p>
          </table:table-cell>
          <table:table-cell office:value-type="float" office:value="1040252288.646">
            <text:p>1,040,252,288.65</text:p>
          </table:table-cell>
          <table:table-cell table:formula="of:=[.C9] &lt; [.F9]" office:value-type="boolean" office:boolean-value="true">
            <text:p>TRUE</text:p>
          </table:table-cell>
          <table:table-cell table:style-name="ce13" table:formula="of:=[.C9] = [.F9]" office:value-type="boolean" office:boolean-value="false">
            <text:p>FALSE</text:p>
          </table:table-cell>
          <table:table-cell table:style-name="ce13" table:formula="of:=[.C9] &gt; [.F9]" office:value-type="boolean" office:boolean-value="false">
            <text:p>FALSE</text:p>
          </table:table-cell>
          <table:table-cell table:formula="of:= 1 - [.D9] / [.A9]" office:value-type="float" office:value="0.996607173406362">
            <text:p>1</text:p>
          </table:table-cell>
          <table:table-cell table:formula="of:= 1 - [.E9] / ([.B9] * 1024 * 1024)" office:value-type="float" office:value="-3.4142928644753">
            <text:p>-3.41</text:p>
          </table:table-cell>
          <table:table-cell office:value-type="float" office:value="114.65">
            <text:p>114.65</text:p>
          </table:table-cell>
          <table:table-cell office:value-type="float" office:value="51128183.55">
            <text:p>51128183.55</text:p>
          </table:table-cell>
          <table:table-cell office:value-type="float" office:value="3582816457.39307">
            <text:p>3,582,816,457.39</text:p>
          </table:table-cell>
          <table:table-cell table:style-name="ce13" table:formula="of:=[.F9] &lt; [.N9]" office:value-type="boolean" office:boolean-value="true">
            <text:p>TRUE</text:p>
          </table:table-cell>
          <table:table-cell table:style-name="ce13" table:formula="of:=[.F9] = [.N9]" office:value-type="boolean" office:boolean-value="false">
            <text:p>FALSE</text:p>
          </table:table-cell>
          <table:table-cell table:formula="of:= 1 - [.D9] / [.L9]" office:value-type="float" office:value="-0.355691234191016">
            <text:p>-0.36</text:p>
          </table:table-cell>
          <table:table-cell table:formula="of:= 1 - [.E9] / [.M9]" office:value-type="float" office:value="0.23803934943431">
            <text:p>0.24</text:p>
          </table:table-cell>
          <table:table-cell table:number-columns-repeated="3"/>
        </table:table-row>
        <table:table-row table:style-name="ro2">
          <table:table-cell table:style-name="Default" office:value-type="float" office:value="45290.992025">
            <text:p>45290.99</text:p>
          </table:table-cell>
          <table:table-cell table:style-name="Default" office:value-type="float" office:value="12.9164433430691">
            <text:p>12.92</text:p>
          </table:table-cell>
          <table:table-cell office:value-type="float" office:value="1005357317.35156">
            <text:p>1,005,357,317.35</text:p>
          </table:table-cell>
          <table:table-cell office:value-type="float" office:value="150.48">
            <text:p>150.48</text:p>
          </table:table-cell>
          <table:table-cell office:value-type="float" office:value="39085085.42">
            <text:p>39085085.42</text:p>
          </table:table-cell>
          <table:table-cell office:value-type="float" office:value="1028746788.50146">
            <text:p>1,028,746,788.50</text:p>
          </table:table-cell>
          <table:table-cell table:formula="of:=[.C10] &lt; [.F10]" office:value-type="boolean" office:boolean-value="true">
            <text:p>TRUE</text:p>
          </table:table-cell>
          <table:table-cell table:style-name="ce13" table:formula="of:=[.C10] = [.F10]" office:value-type="boolean" office:boolean-value="false">
            <text:p>FALSE</text:p>
          </table:table-cell>
          <table:table-cell table:style-name="ce13" table:formula="of:=[.C10] &gt; [.F10]" office:value-type="boolean" office:boolean-value="false">
            <text:p>FALSE</text:p>
          </table:table-cell>
          <table:table-cell table:formula="of:= 1 - [.D10] / [.A10]" office:value-type="float" office:value="0.996677485008124">
            <text:p>1</text:p>
          </table:table-cell>
          <table:table-cell table:formula="of:= 1 - [.E10] / ([.B10] * 1024 * 1024)" office:value-type="float" office:value="-1.88581315533735">
            <text:p>-1.89</text:p>
          </table:table-cell>
          <table:table-cell office:value-type="float" office:value="115.17">
            <text:p>115.17</text:p>
          </table:table-cell>
          <table:table-cell office:value-type="float" office:value="51760687.1">
            <text:p>51760687.1</text:p>
          </table:table-cell>
          <table:table-cell office:value-type="float" office:value="3394905898.23608">
            <text:p>3,394,905,898.24</text:p>
          </table:table-cell>
          <table:table-cell table:style-name="ce13" table:formula="of:=[.F10] &lt; [.N10]" office:value-type="boolean" office:boolean-value="true">
            <text:p>TRUE</text:p>
          </table:table-cell>
          <table:table-cell table:style-name="ce13" table:formula="of:=[.F10] = [.N10]" office:value-type="boolean" office:boolean-value="false">
            <text:p>FALSE</text:p>
          </table:table-cell>
          <table:table-cell table:formula="of:= 1 - [.D10] / [.L10]" office:value-type="float" office:value="-0.306590257879656">
            <text:p>-0.31</text:p>
          </table:table-cell>
          <table:table-cell table:formula="of:= 1 - [.E10] / [.M10]" office:value-type="float" office:value="0.244888589973915">
            <text:p>0.24</text:p>
          </table:table-cell>
          <table:table-cell table:number-columns-repeated="3"/>
        </table:table-row>
        <table:table-row table:style-name="ro2">
          <table:table-cell table:style-name="Default" office:value-type="float" office:value="48228.689985">
            <text:p>48228.69</text:p>
          </table:table-cell>
          <table:table-cell table:style-name="Default" office:value-type="float" office:value="8.35511827196422">
            <text:p>8.36</text:p>
          </table:table-cell>
          <table:table-cell office:value-type="float" office:value="1006189952.17041">
            <text:p>1,006,189,952.17</text:p>
          </table:table-cell>
          <table:table-cell office:value-type="float" office:value="154.59">
            <text:p>154.59</text:p>
          </table:table-cell>
          <table:table-cell office:value-type="float" office:value="25203786.84">
            <text:p>25203786.84</text:p>
          </table:table-cell>
          <table:table-cell office:value-type="float" office:value="1035332173.45508">
            <text:p>1,035,332,173.46</text:p>
          </table:table-cell>
          <table:table-cell table:formula="of:=[.C11] &lt; [.F11]" office:value-type="boolean" office:boolean-value="true">
            <text:p>TRUE</text:p>
          </table:table-cell>
          <table:table-cell table:style-name="ce13" table:formula="of:=[.C11] = [.F11]" office:value-type="boolean" office:boolean-value="false">
            <text:p>FALSE</text:p>
          </table:table-cell>
          <table:table-cell table:style-name="ce13" table:formula="of:=[.C11] &gt; [.F11]" office:value-type="boolean" office:boolean-value="false">
            <text:p>FALSE</text:p>
          </table:table-cell>
          <table:table-cell table:formula="of:= 1 - [.D11] / [.A11]" office:value-type="float" office:value="0.996794646505056">
            <text:p>1</text:p>
          </table:table-cell>
          <table:table-cell table:formula="of:= 1 - [.E11] / ([.B11] * 1024 * 1024)" office:value-type="float" office:value="-1.87682393032542">
            <text:p>-1.88</text:p>
          </table:table-cell>
          <table:table-cell office:value-type="float" office:value="114.15">
            <text:p>114.15</text:p>
          </table:table-cell>
          <table:table-cell office:value-type="float" office:value="49885560.83">
            <text:p>49885560.83</text:p>
          </table:table-cell>
          <table:table-cell office:value-type="float" office:value="2968975304.47192">
            <text:p>2,968,975,304.47</text:p>
          </table:table-cell>
          <table:table-cell table:style-name="ce13" table:formula="of:=[.F11] &lt; [.N11]" office:value-type="boolean" office:boolean-value="true">
            <text:p>TRUE</text:p>
          </table:table-cell>
          <table:table-cell table:style-name="ce13" table:formula="of:=[.F11] = [.N11]" office:value-type="boolean" office:boolean-value="false">
            <text:p>FALSE</text:p>
          </table:table-cell>
          <table:table-cell table:formula="of:= 1 - [.D11] / [.L11]" office:value-type="float" office:value="-0.354270696452037">
            <text:p>-0.35</text:p>
          </table:table-cell>
          <table:table-cell table:formula="of:= 1 - [.E11] / [.M11]" office:value-type="float" office:value="0.494767896348014">
            <text:p>0.49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6.4">
            <text:p>156.4</text:p>
          </table:table-cell>
          <table:table-cell office:value-type="float" office:value="25124623.18">
            <text:p>25124623.18</text:p>
          </table:table-cell>
          <table:table-cell office:value-type="float" office:value="1021631544.61768">
            <text:p>1,021,631,544.62</text:p>
          </table:table-cell>
          <table:table-cell table:number-columns-repeated="5"/>
          <table:table-cell office:value-type="float" office:value="114.18">
            <text:p>114.18</text:p>
          </table:table-cell>
          <table:table-cell office:value-type="float" office:value="49496579.7">
            <text:p>49496579.7</text:p>
          </table:table-cell>
          <table:table-cell office:value-type="float" office:value="3447551139.00391">
            <text:p>3,447,551,139.00</text:p>
          </table:table-cell>
          <table:table-cell table:style-name="ce13" table:formula="of:=[.F12] &lt; [.N12]" office:value-type="boolean" office:boolean-value="true">
            <text:p>TRUE</text:p>
          </table:table-cell>
          <table:table-cell table:style-name="ce13" table:formula="of:=[.F12] = [.N12]" office:value-type="boolean" office:boolean-value="false">
            <text:p>FALSE</text:p>
          </table:table-cell>
          <table:table-cell table:formula="of:= 1 - [.D12] / [.L12]" office:value-type="float" office:value="-0.369767034506919">
            <text:p>-0.37</text:p>
          </table:table-cell>
          <table:table-cell table:formula="of:= 1 - [.E12] / [.M12]" office:value-type="float" office:value="0.492396781105261">
            <text:p>0.49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7.4">
            <text:p>157.4</text:p>
          </table:table-cell>
          <table:table-cell office:value-type="float" office:value="25415468.27">
            <text:p>25415468.27</text:p>
          </table:table-cell>
          <table:table-cell office:value-type="float" office:value="1026475965.96143">
            <text:p>1,026,475,965.96</text:p>
          </table:table-cell>
          <table:table-cell table:number-columns-repeated="5"/>
          <table:table-cell office:value-type="float" office:value="113.82">
            <text:p>113.82</text:p>
          </table:table-cell>
          <table:table-cell office:value-type="float" office:value="49826878.81">
            <text:p>49826878.81</text:p>
          </table:table-cell>
          <table:table-cell office:value-type="float" office:value="3868334528.78564">
            <text:p>3,868,334,528.79</text:p>
          </table:table-cell>
          <table:table-cell table:style-name="ce13" table:formula="of:=[.F13] &lt; [.N13]" office:value-type="boolean" office:boolean-value="true">
            <text:p>TRUE</text:p>
          </table:table-cell>
          <table:table-cell table:style-name="ce13" table:formula="of:=[.F13] = [.N13]" office:value-type="boolean" office:boolean-value="false">
            <text:p>FALSE</text:p>
          </table:table-cell>
          <table:table-cell table:formula="of:= 1 - [.D13] / [.L13]" office:value-type="float" office:value="-0.382885257424003">
            <text:p>-0.38</text:p>
          </table:table-cell>
          <table:table-cell table:formula="of:= 1 - [.E13] / [.M13]" office:value-type="float" office:value="0.489924537177728">
            <text:p>0.49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6.05">
            <text:p>156.05</text:p>
          </table:table-cell>
          <table:table-cell office:value-type="float" office:value="24847437.08">
            <text:p>24847437.08</text:p>
          </table:table-cell>
          <table:table-cell office:value-type="float" office:value="1038359936.8418">
            <text:p>1,038,359,936.84</text:p>
          </table:table-cell>
          <table:table-cell table:number-columns-repeated="5"/>
          <table:table-cell office:value-type="float" office:value="114.01">
            <text:p>114.01</text:p>
          </table:table-cell>
          <table:table-cell office:value-type="float" office:value="51467457.85">
            <text:p>51467457.85</text:p>
          </table:table-cell>
          <table:table-cell office:value-type="float" office:value="3604389271.58594">
            <text:p>3,604,389,271.59</text:p>
          </table:table-cell>
          <table:table-cell table:style-name="ce13" table:formula="of:=[.F14] &lt; [.N14]" office:value-type="boolean" office:boolean-value="true">
            <text:p>TRUE</text:p>
          </table:table-cell>
          <table:table-cell table:style-name="ce13" table:formula="of:=[.F14] = [.N14]" office:value-type="boolean" office:boolean-value="false">
            <text:p>FALSE</text:p>
          </table:table-cell>
          <table:table-cell table:formula="of:= 1 - [.D14] / [.L14]" office:value-type="float" office:value="-0.368739584246996">
            <text:p>-0.37</text:p>
          </table:table-cell>
          <table:table-cell table:formula="of:= 1 - [.E14] / [.M14]" office:value-type="float" office:value="0.517220431745105">
            <text:p>0.52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1.05">
            <text:p>151.05</text:p>
          </table:table-cell>
          <table:table-cell office:value-type="float" office:value="39027829.46">
            <text:p>39027829.46</text:p>
          </table:table-cell>
          <table:table-cell office:value-type="float" office:value="1028444011.98779">
            <text:p>1,028,444,011.99</text:p>
          </table:table-cell>
          <table:table-cell table:number-columns-repeated="5"/>
          <table:table-cell office:value-type="float" office:value="113.72">
            <text:p>113.72</text:p>
          </table:table-cell>
          <table:table-cell office:value-type="float" office:value="52502688.56">
            <text:p>52502688.56</text:p>
          </table:table-cell>
          <table:table-cell office:value-type="float" office:value="3361070641.802">
            <text:p>3,361,070,641.80</text:p>
          </table:table-cell>
          <table:table-cell table:style-name="ce13" table:formula="of:=[.F15] &lt; [.N15]" office:value-type="boolean" office:boolean-value="true">
            <text:p>TRUE</text:p>
          </table:table-cell>
          <table:table-cell table:style-name="ce13" table:formula="of:=[.F15] = [.N15]" office:value-type="boolean" office:boolean-value="false">
            <text:p>FALSE</text:p>
          </table:table-cell>
          <table:table-cell table:formula="of:= 1 - [.D15] / [.L15]" office:value-type="float" office:value="-0.328262398874428">
            <text:p>-0.33</text:p>
          </table:table-cell>
          <table:table-cell table:formula="of:= 1 - [.E15] / [.M15]" office:value-type="float" office:value="0.256650839596547">
            <text:p>0.26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6.44">
            <text:p>156.44</text:p>
          </table:table-cell>
          <table:table-cell office:value-type="float" office:value="25564832.92">
            <text:p>25564832.92</text:p>
          </table:table-cell>
          <table:table-cell office:value-type="float" office:value="1014062136.65088">
            <text:p>1,014,062,136.65</text:p>
          </table:table-cell>
          <table:table-cell table:number-columns-repeated="5"/>
          <table:table-cell office:value-type="float" office:value="113.78">
            <text:p>113.78</text:p>
          </table:table-cell>
          <table:table-cell office:value-type="float" office:value="51163889.82">
            <text:p>51163889.82</text:p>
          </table:table-cell>
          <table:table-cell office:value-type="float" office:value="3085279263.08301">
            <text:p>3,085,279,263.08</text:p>
          </table:table-cell>
          <table:table-cell table:style-name="ce13" table:formula="of:=[.F16] &lt; [.N16]" office:value-type="boolean" office:boolean-value="true">
            <text:p>TRUE</text:p>
          </table:table-cell>
          <table:table-cell table:style-name="ce13" table:formula="of:=[.F16] = [.N16]" office:value-type="boolean" office:boolean-value="false">
            <text:p>FALSE</text:p>
          </table:table-cell>
          <table:table-cell table:formula="of:= 1 - [.D16] / [.L16]" office:value-type="float" office:value="-0.374934083318685">
            <text:p>-0.37</text:p>
          </table:table-cell>
          <table:table-cell table:formula="of:= 1 - [.E16] / [.M16]" office:value-type="float" office:value="0.500334454437694">
            <text:p>0.5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8.82">
            <text:p>158.82</text:p>
          </table:table-cell>
          <table:table-cell office:value-type="float" office:value="24759879.5">
            <text:p>24759879.5</text:p>
          </table:table-cell>
          <table:table-cell office:value-type="float" office:value="1022539873.78369">
            <text:p>1,022,539,873.78</text:p>
          </table:table-cell>
          <table:table-cell table:number-columns-repeated="5"/>
          <table:table-cell office:value-type="float" office:value="112.89">
            <text:p>112.89</text:p>
          </table:table-cell>
          <table:table-cell office:value-type="float" office:value="51070016.5">
            <text:p>51070016.5</text:p>
          </table:table-cell>
          <table:table-cell office:value-type="float" office:value="3244463916.42725">
            <text:p>3,244,463,916.43</text:p>
          </table:table-cell>
          <table:table-cell table:style-name="ce13" table:formula="of:=[.F17] &lt; [.N17]" office:value-type="boolean" office:boolean-value="true">
            <text:p>TRUE</text:p>
          </table:table-cell>
          <table:table-cell table:style-name="ce13" table:formula="of:=[.F17] = [.N17]" office:value-type="boolean" office:boolean-value="false">
            <text:p>FALSE</text:p>
          </table:table-cell>
          <table:table-cell table:formula="of:= 1 - [.D17] / [.L17]" office:value-type="float" office:value="-0.406856231730003">
            <text:p>-0.41</text:p>
          </table:table-cell>
          <table:table-cell table:formula="of:= 1 - [.E17] / [.M17]" office:value-type="float" office:value="0.51517776580315">
            <text:p>0.52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4.55">
            <text:p>154.55</text:p>
          </table:table-cell>
          <table:table-cell office:value-type="float" office:value="25195505.63">
            <text:p>25195505.63</text:p>
          </table:table-cell>
          <table:table-cell office:value-type="float" office:value="1021934321.13135">
            <text:p>1,021,934,321.13</text:p>
          </table:table-cell>
          <table:table-cell table:number-columns-repeated="5"/>
          <table:table-cell office:value-type="float" office:value="113.34">
            <text:p>113.34</text:p>
          </table:table-cell>
          <table:table-cell office:value-type="float" office:value="52126853.31">
            <text:p>52126853.31</text:p>
          </table:table-cell>
          <table:table-cell office:value-type="float" office:value="3563325236.43481">
            <text:p>3,563,325,236.43</text:p>
          </table:table-cell>
          <table:table-cell table:style-name="ce13" table:formula="of:=[.F18] &lt; [.N18]" office:value-type="boolean" office:boolean-value="true">
            <text:p>TRUE</text:p>
          </table:table-cell>
          <table:table-cell table:style-name="ce13" table:formula="of:=[.F18] = [.N18]" office:value-type="boolean" office:boolean-value="false">
            <text:p>FALSE</text:p>
          </table:table-cell>
          <table:table-cell table:formula="of:= 1 - [.D18] / [.L18]" office:value-type="float" office:value="-0.363596259043586">
            <text:p>-0.36</text:p>
          </table:table-cell>
          <table:table-cell table:formula="of:= 1 - [.E18] / [.M18]" office:value-type="float" office:value="0.516650171070915">
            <text:p>0.52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39.94">
            <text:p>139.94</text:p>
          </table:table-cell>
          <table:table-cell office:value-type="float" office:value="38887433.51">
            <text:p>38887433.51</text:p>
          </table:table-cell>
          <table:table-cell office:value-type="float" office:value="1025491942.82324">
            <text:p>1,025,491,942.82</text:p>
          </table:table-cell>
          <table:table-cell table:number-columns-repeated="5"/>
          <table:table-cell office:value-type="float" office:value="114.81">
            <text:p>114.81</text:p>
          </table:table-cell>
          <table:table-cell office:value-type="float" office:value="51325771.51">
            <text:p>51325771.51</text:p>
          </table:table-cell>
          <table:table-cell office:value-type="float" office:value="2809336496.91968">
            <text:p>2,809,336,496.92</text:p>
          </table:table-cell>
          <table:table-cell table:style-name="ce13" table:formula="of:=[.F19] &lt; [.N19]" office:value-type="boolean" office:boolean-value="true">
            <text:p>TRUE</text:p>
          </table:table-cell>
          <table:table-cell table:style-name="ce13" table:formula="of:=[.F19] = [.N19]" office:value-type="boolean" office:boolean-value="false">
            <text:p>FALSE</text:p>
          </table:table-cell>
          <table:table-cell table:formula="of:= 1 - [.D19] / [.L19]" office:value-type="float" office:value="-0.218883372528525">
            <text:p>-0.22</text:p>
          </table:table-cell>
          <table:table-cell table:formula="of:= 1 - [.E19] / [.M19]" office:value-type="float" office:value="0.242340984539835">
            <text:p>0.24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8.77">
            <text:p>158.77</text:p>
          </table:table-cell>
          <table:table-cell office:value-type="float" office:value="25112290.7">
            <text:p>25112290.7</text:p>
          </table:table-cell>
          <table:table-cell office:value-type="float" office:value="1022994038.2417">
            <text:p>1,022,994,038.24</text:p>
          </table:table-cell>
          <table:table-cell table:number-columns-repeated="5"/>
          <table:table-cell office:value-type="float" office:value="124.57">
            <text:p>124.57</text:p>
          </table:table-cell>
          <table:table-cell office:value-type="float" office:value="51401732.38">
            <text:p>51401732.38</text:p>
          </table:table-cell>
          <table:table-cell office:value-type="float" office:value="3080245603.18384">
            <text:p>3,080,245,603.18</text:p>
          </table:table-cell>
          <table:table-cell table:style-name="ce13" table:formula="of:=[.F20] &lt; [.N20]" office:value-type="boolean" office:boolean-value="true">
            <text:p>TRUE</text:p>
          </table:table-cell>
          <table:table-cell table:style-name="ce13" table:formula="of:=[.F20] = [.N20]" office:value-type="boolean" office:boolean-value="false">
            <text:p>FALSE</text:p>
          </table:table-cell>
          <table:table-cell table:formula="of:= 1 - [.D20] / [.L20]" office:value-type="float" office:value="-0.274544432849001">
            <text:p>-0.27</text:p>
          </table:table-cell>
          <table:table-cell table:formula="of:= 1 - [.E20] / [.M20]" office:value-type="float" office:value="0.511450499093081">
            <text:p>0.51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5.6">
            <text:p>155.6</text:p>
          </table:table-cell>
          <table:table-cell office:value-type="float" office:value="25203905.64">
            <text:p>25203905.64</text:p>
          </table:table-cell>
          <table:table-cell office:value-type="float" office:value="1025264860.90674">
            <text:p>1,025,264,860.91</text:p>
          </table:table-cell>
          <table:table-cell table:number-columns-repeated="5"/>
          <table:table-cell office:value-type="float" office:value="114.22">
            <text:p>114.22</text:p>
          </table:table-cell>
          <table:table-cell office:value-type="float" office:value="88620115.17">
            <text:p>88620115.17</text:p>
          </table:table-cell>
          <table:table-cell office:value-type="float" office:value="3194013808.35229">
            <text:p>3,194,013,808.35</text:p>
          </table:table-cell>
          <table:table-cell table:style-name="ce13" table:formula="of:=[.F21] &lt; [.N21]" office:value-type="boolean" office:boolean-value="true">
            <text:p>TRUE</text:p>
          </table:table-cell>
          <table:table-cell table:style-name="ce13" table:formula="of:=[.F21] = [.N21]" office:value-type="boolean" office:boolean-value="false">
            <text:p>FALSE</text:p>
          </table:table-cell>
          <table:table-cell table:formula="of:= 1 - [.D21] / [.L21]" office:value-type="float" office:value="-0.36228331290492">
            <text:p>-0.36</text:p>
          </table:table-cell>
          <table:table-cell table:formula="of:= 1 - [.E21] / [.M21]" office:value-type="float" office:value="0.715596108268971">
            <text:p>0.72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4.9">
            <text:p>154.9</text:p>
          </table:table-cell>
          <table:table-cell office:value-type="float" office:value="35565099.22">
            <text:p>35565099.22</text:p>
          </table:table-cell>
          <table:table-cell office:value-type="float" office:value="1028822482.47363">
            <text:p>1,028,822,482.47</text:p>
          </table:table-cell>
          <table:table-cell table:number-columns-repeated="5"/>
          <table:table-cell office:value-type="float" office:value="112.92">
            <text:p>112.92</text:p>
          </table:table-cell>
          <table:table-cell office:value-type="float" office:value="52060268.37">
            <text:p>52060268.37</text:p>
          </table:table-cell>
          <table:table-cell office:value-type="float" office:value="3664301141.30688">
            <text:p>3,664,301,141.31</text:p>
          </table:table-cell>
          <table:table-cell table:style-name="ce13" table:formula="of:=[.F22] &lt; [.N22]" office:value-type="boolean" office:boolean-value="true">
            <text:p>TRUE</text:p>
          </table:table-cell>
          <table:table-cell table:style-name="ce13" table:formula="of:=[.F22] = [.N22]" office:value-type="boolean" office:boolean-value="false">
            <text:p>FALSE</text:p>
          </table:table-cell>
          <table:table-cell table:formula="of:= 1 - [.D22] / [.L22]" office:value-type="float" office:value="-0.371767623095997">
            <text:p>-0.37</text:p>
          </table:table-cell>
          <table:table-cell table:formula="of:= 1 - [.E22] / [.M22]" office:value-type="float" office:value="0.316847562766415">
            <text:p>0.32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2">
            <text:p>152</text:p>
          </table:table-cell>
          <table:table-cell office:value-type="float" office:value="25290634.33">
            <text:p>25290634.33</text:p>
          </table:table-cell>
          <table:table-cell office:value-type="float" office:value="1026173189.69775">
            <text:p>1,026,173,189.70</text:p>
          </table:table-cell>
          <table:table-cell table:number-columns-repeated="5"/>
          <table:table-cell office:value-type="float" office:value="114.83">
            <text:p>114.83</text:p>
          </table:table-cell>
          <table:table-cell office:value-type="float" office:value="51729330.7">
            <text:p>51729330.7</text:p>
          </table:table-cell>
          <table:table-cell office:value-type="float" office:value="3140157477.02978">
            <text:p>3,140,157,477.03</text:p>
          </table:table-cell>
          <table:table-cell table:style-name="ce13" table:formula="of:=[.F23] &lt; [.N23]" office:value-type="boolean" office:boolean-value="true">
            <text:p>TRUE</text:p>
          </table:table-cell>
          <table:table-cell table:style-name="ce13" table:formula="of:=[.F23] = [.N23]" office:value-type="boolean" office:boolean-value="false">
            <text:p>FALSE</text:p>
          </table:table-cell>
          <table:table-cell table:formula="of:= 1 - [.D23] / [.L23]" office:value-type="float" office:value="-0.32369589828442">
            <text:p>-0.32</text:p>
          </table:table-cell>
          <table:table-cell table:formula="of:= 1 - [.E23] / [.M23]" office:value-type="float" office:value="0.511096819004465">
            <text:p>0.51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6.18">
            <text:p>156.18</text:p>
          </table:table-cell>
          <table:table-cell office:value-type="float" office:value="25042383.23">
            <text:p>25042383.23</text:p>
          </table:table-cell>
          <table:table-cell office:value-type="float" office:value="1031017610.9165">
            <text:p>1,031,017,610.92</text:p>
          </table:table-cell>
          <table:table-cell table:number-columns-repeated="5"/>
          <table:table-cell office:value-type="float" office:value="113.56">
            <text:p>113.56</text:p>
          </table:table-cell>
          <table:table-cell office:value-type="float" office:value="51107178.6">
            <text:p>51107178.6</text:p>
          </table:table-cell>
          <table:table-cell office:value-type="float" office:value="3351987356.14185">
            <text:p>3,351,987,356.14</text:p>
          </table:table-cell>
          <table:table-cell table:style-name="ce13" table:formula="of:=[.F24] &lt; [.N24]" office:value-type="boolean" office:boolean-value="true">
            <text:p>TRUE</text:p>
          </table:table-cell>
          <table:table-cell table:style-name="ce13" table:formula="of:=[.F24] = [.N24]" office:value-type="boolean" office:boolean-value="false">
            <text:p>FALSE</text:p>
          </table:table-cell>
          <table:table-cell table:formula="of:= 1 - [.D24] / [.L24]" office:value-type="float" office:value="-0.375308207115181">
            <text:p>-0.38</text:p>
          </table:table-cell>
          <table:table-cell table:formula="of:= 1 - [.E24] / [.M24]" office:value-type="float" office:value="0.510002627497813">
            <text:p>0.51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0.59">
            <text:p>150.59</text:p>
          </table:table-cell>
          <table:table-cell office:value-type="float" office:value="35471502.14">
            <text:p>35471502.14</text:p>
          </table:table-cell>
          <table:table-cell office:value-type="float" office:value="1029428035.25098">
            <text:p>1,029,428,035.25</text:p>
          </table:table-cell>
          <table:table-cell table:number-columns-repeated="5"/>
          <table:table-cell office:value-type="float" office:value="115.86">
            <text:p>115.86</text:p>
          </table:table-cell>
          <table:table-cell office:value-type="float" office:value="50133089.88">
            <text:p>50133089.88</text:p>
          </table:table-cell>
          <table:table-cell office:value-type="float" office:value="3392407994.40454">
            <text:p>3,392,407,994.40</text:p>
          </table:table-cell>
          <table:table-cell table:style-name="ce13" table:formula="of:=[.F25] &lt; [.N25]" office:value-type="boolean" office:boolean-value="true">
            <text:p>TRUE</text:p>
          </table:table-cell>
          <table:table-cell table:style-name="ce13" table:formula="of:=[.F25] = [.N25]" office:value-type="boolean" office:boolean-value="false">
            <text:p>FALSE</text:p>
          </table:table-cell>
          <table:table-cell table:formula="of:= 1 - [.D25] / [.L25]" office:value-type="float" office:value="-0.29975832901778">
            <text:p>-0.3</text:p>
          </table:table-cell>
          <table:table-cell table:formula="of:= 1 - [.E25] / [.M25]" office:value-type="float" office:value="0.292453303299166">
            <text:p>0.29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5.66">
            <text:p>155.66</text:p>
          </table:table-cell>
          <table:table-cell office:value-type="float" office:value="24884291.37">
            <text:p>24884291.37</text:p>
          </table:table-cell>
          <table:table-cell office:value-type="float" office:value="1031093304.88867">
            <text:p>1,031,093,304.89</text:p>
          </table:table-cell>
          <table:table-cell table:number-columns-repeated="5"/>
          <table:table-cell office:value-type="float" office:value="113.33">
            <text:p>113.33</text:p>
          </table:table-cell>
          <table:table-cell office:value-type="float" office:value="33422334.63">
            <text:p>33422334.63</text:p>
          </table:table-cell>
          <table:table-cell office:value-type="float" office:value="3131566192.81372">
            <text:p>3,131,566,192.81</text:p>
          </table:table-cell>
          <table:table-cell table:style-name="ce13" table:formula="of:=[.F26] &lt; [.N26]" office:value-type="boolean" office:boolean-value="true">
            <text:p>TRUE</text:p>
          </table:table-cell>
          <table:table-cell table:style-name="ce13" table:formula="of:=[.F26] = [.N26]" office:value-type="boolean" office:boolean-value="false">
            <text:p>FALSE</text:p>
          </table:table-cell>
          <table:table-cell table:formula="of:= 1 - [.D26] / [.L26]" office:value-type="float" office:value="-0.373510985617224">
            <text:p>-0.37</text:p>
          </table:table-cell>
          <table:table-cell table:formula="of:= 1 - [.E26] / [.M26]" office:value-type="float" office:value="0.255459211767218">
            <text:p>0.26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1.27">
            <text:p>151.27</text:p>
          </table:table-cell>
          <table:table-cell office:value-type="float" office:value="39057489.32">
            <text:p>39057489.32</text:p>
          </table:table-cell>
          <table:table-cell office:value-type="float" office:value="1029200952.95947">
            <text:p>1,029,200,952.96</text:p>
          </table:table-cell>
          <table:table-cell table:number-columns-repeated="5"/>
          <table:table-cell office:value-type="float" office:value="115.85">
            <text:p>115.85</text:p>
          </table:table-cell>
          <table:table-cell office:value-type="float" office:value="51460575.07">
            <text:p>51460575.07</text:p>
          </table:table-cell>
          <table:table-cell office:value-type="float" office:value="3398047214.58105">
            <text:p>3,398,047,214.58</text:p>
          </table:table-cell>
          <table:table-cell table:style-name="ce13" table:formula="of:=[.F27] &lt; [.N27]" office:value-type="boolean" office:boolean-value="true">
            <text:p>TRUE</text:p>
          </table:table-cell>
          <table:table-cell table:style-name="ce13" table:formula="of:=[.F27] = [.N27]" office:value-type="boolean" office:boolean-value="false">
            <text:p>FALSE</text:p>
          </table:table-cell>
          <table:table-cell table:formula="of:= 1 - [.D27] / [.L27]" office:value-type="float" office:value="-0.305740181268882">
            <text:p>-0.31</text:p>
          </table:table-cell>
          <table:table-cell table:formula="of:= 1 - [.E27] / [.M27]" office:value-type="float" office:value="0.241021126039274">
            <text:p>0.24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64.95">
            <text:p>164.95</text:p>
          </table:table-cell>
          <table:table-cell office:value-type="float" office:value="24941917.16">
            <text:p>24941917.16</text:p>
          </table:table-cell>
          <table:table-cell office:value-type="float" office:value="1024356531.74072">
            <text:p>1,024,356,531.74</text:p>
          </table:table-cell>
          <table:table-cell table:number-columns-repeated="5"/>
          <table:table-cell office:value-type="float" office:value="113.05">
            <text:p>113.05</text:p>
          </table:table-cell>
          <table:table-cell office:value-type="float" office:value="51323237.39">
            <text:p>51323237.39</text:p>
          </table:table-cell>
          <table:table-cell office:value-type="float" office:value="3310355619.94946">
            <text:p>3,310,355,619.95</text:p>
          </table:table-cell>
          <table:table-cell table:style-name="ce13" table:formula="of:=[.F28] &lt; [.N28]" office:value-type="boolean" office:boolean-value="true">
            <text:p>TRUE</text:p>
          </table:table-cell>
          <table:table-cell table:style-name="ce13" table:formula="of:=[.F28] = [.N28]" office:value-type="boolean" office:boolean-value="false">
            <text:p>FALSE</text:p>
          </table:table-cell>
          <table:table-cell table:formula="of:= 1 - [.D28] / [.L28]" office:value-type="float" office:value="-0.459088898717382">
            <text:p>-0.46</text:p>
          </table:table-cell>
          <table:table-cell table:formula="of:= 1 - [.E28] / [.M28]" office:value-type="float" office:value="0.514022917719143">
            <text:p>0.51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48.88">
            <text:p>148.88</text:p>
          </table:table-cell>
          <table:table-cell office:value-type="float" office:value="38874889.58">
            <text:p>38874889.58</text:p>
          </table:table-cell>
          <table:table-cell office:value-type="float" office:value="1040176594.29883">
            <text:p>1,040,176,594.30</text:p>
          </table:table-cell>
          <table:table-cell table:number-columns-repeated="5"/>
          <table:table-cell office:value-type="float" office:value="116.2">
            <text:p>116.2</text:p>
          </table:table-cell>
          <table:table-cell office:value-type="float" office:value="49517197.39">
            <text:p>49517197.39</text:p>
          </table:table-cell>
          <table:table-cell office:value-type="float" office:value="3266415197.23096">
            <text:p>3,266,415,197.23</text:p>
          </table:table-cell>
          <table:table-cell table:style-name="ce13" table:formula="of:=[.F29] &lt; [.N29]" office:value-type="boolean" office:boolean-value="true">
            <text:p>TRUE</text:p>
          </table:table-cell>
          <table:table-cell table:style-name="ce13" table:formula="of:=[.F29] = [.N29]" office:value-type="boolean" office:boolean-value="false">
            <text:p>FALSE</text:p>
          </table:table-cell>
          <table:table-cell table:formula="of:= 1 - [.D29] / [.L29]" office:value-type="float" office:value="-0.281239242685026">
            <text:p>-0.28</text:p>
          </table:table-cell>
          <table:table-cell table:formula="of:= 1 - [.E29] / [.M29]" office:value-type="float" office:value="0.214921448929765">
            <text:p>0.21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5.49">
            <text:p>155.49</text:p>
          </table:table-cell>
          <table:table-cell office:value-type="float" office:value="25207165.1">
            <text:p>25207165.1</text:p>
          </table:table-cell>
          <table:table-cell office:value-type="float" office:value="1033666903.81738">
            <text:p>1,033,666,903.82</text:p>
          </table:table-cell>
          <table:table-cell table:number-columns-repeated="5"/>
          <table:table-cell office:value-type="float" office:value="113.43">
            <text:p>113.43</text:p>
          </table:table-cell>
          <table:table-cell office:value-type="float" office:value="49787770.98">
            <text:p>49787770.98</text:p>
          </table:table-cell>
          <table:table-cell office:value-type="float" office:value="3356869624.84668">
            <text:p>3,356,869,624.85</text:p>
          </table:table-cell>
          <table:table-cell table:style-name="ce13" table:formula="of:=[.F30] &lt; [.N30]" office:value-type="boolean" office:boolean-value="true">
            <text:p>TRUE</text:p>
          </table:table-cell>
          <table:table-cell table:style-name="ce13" table:formula="of:=[.F30] = [.N30]" office:value-type="boolean" office:boolean-value="false">
            <text:p>FALSE</text:p>
          </table:table-cell>
          <table:table-cell table:formula="of:= 1 - [.D30] / [.L30]" office:value-type="float" office:value="-0.37080137529754">
            <text:p>-0.37</text:p>
          </table:table-cell>
          <table:table-cell table:formula="of:= 1 - [.E30] / [.M30]" office:value-type="float" office:value="0.493707699625158">
            <text:p>0.49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6.69">
            <text:p>156.69</text:p>
          </table:table-cell>
          <table:table-cell office:value-type="float" office:value="25101096.66">
            <text:p>25101096.66</text:p>
          </table:table-cell>
          <table:table-cell office:value-type="float" office:value="1032304410.19336">
            <text:p>1,032,304,410.19</text:p>
          </table:table-cell>
          <table:table-cell table:number-columns-repeated="5"/>
          <table:table-cell office:value-type="float" office:value="113.55">
            <text:p>113.55</text:p>
          </table:table-cell>
          <table:table-cell office:value-type="float" office:value="50385794.84">
            <text:p>50385794.84</text:p>
          </table:table-cell>
          <table:table-cell office:value-type="float" office:value="3595949374.68921">
            <text:p>3,595,949,374.69</text:p>
          </table:table-cell>
          <table:table-cell table:style-name="ce13" table:formula="of:=[.F31] &lt; [.N31]" office:value-type="boolean" office:boolean-value="true">
            <text:p>TRUE</text:p>
          </table:table-cell>
          <table:table-cell table:style-name="ce13" table:formula="of:=[.F31] = [.N31]" office:value-type="boolean" office:boolean-value="false">
            <text:p>FALSE</text:p>
          </table:table-cell>
          <table:table-cell table:formula="of:= 1 - [.D31] / [.L31]" office:value-type="float" office:value="-0.379920739762219">
            <text:p>-0.38</text:p>
          </table:table-cell>
          <table:table-cell table:formula="of:= 1 - [.E31] / [.M31]" office:value-type="float" office:value="0.501821957166529">
            <text:p>0.5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1.04">
            <text:p>151.04</text:p>
          </table:table-cell>
          <table:table-cell office:value-type="float" office:value="35557677.62">
            <text:p>35557677.62</text:p>
          </table:table-cell>
          <table:table-cell office:value-type="float" office:value="1023599590.89404">
            <text:p>1,023,599,590.89</text:p>
          </table:table-cell>
          <table:table-cell table:number-columns-repeated="5"/>
          <table:table-cell office:value-type="float" office:value="113.25">
            <text:p>113.25</text:p>
          </table:table-cell>
          <table:table-cell office:value-type="float" office:value="51377657.8">
            <text:p>51377657.8</text:p>
          </table:table-cell>
          <table:table-cell office:value-type="float" office:value="2833331524.72192">
            <text:p>2,833,331,524.72</text:p>
          </table:table-cell>
          <table:table-cell table:style-name="ce13" table:formula="of:=[.F32] &lt; [.N32]" office:value-type="boolean" office:boolean-value="true">
            <text:p>TRUE</text:p>
          </table:table-cell>
          <table:table-cell table:style-name="ce13" table:formula="of:=[.F32] = [.N32]" office:value-type="boolean" office:boolean-value="false">
            <text:p>FALSE</text:p>
          </table:table-cell>
          <table:table-cell table:formula="of:= 1 - [.D32] / [.L32]" office:value-type="float" office:value="-0.333686534216336">
            <text:p>-0.33</text:p>
          </table:table-cell>
          <table:table-cell table:formula="of:= 1 - [.E32] / [.M32]" office:value-type="float" office:value="0.307915558190354">
            <text:p>0.31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1.95">
            <text:p>151.95</text:p>
          </table:table-cell>
          <table:table-cell office:value-type="float" office:value="38976284.47">
            <text:p>38976284.47</text:p>
          </table:table-cell>
          <table:table-cell office:value-type="float" office:value="1028822482.47363">
            <text:p>1,028,822,482.47</text:p>
          </table:table-cell>
          <table:table-cell table:number-columns-repeated="5"/>
          <table:table-cell office:value-type="float" office:value="113.94">
            <text:p>113.94</text:p>
          </table:table-cell>
          <table:table-cell office:value-type="float" office:value="52903327.09">
            <text:p>52903327.09</text:p>
          </table:table-cell>
          <table:table-cell office:value-type="float" office:value="3181107971.59766">
            <text:p>3,181,107,971.60</text:p>
          </table:table-cell>
          <table:table-cell table:style-name="ce13" table:formula="of:=[.F33] &lt; [.N33]" office:value-type="boolean" office:boolean-value="true">
            <text:p>TRUE</text:p>
          </table:table-cell>
          <table:table-cell table:style-name="ce13" table:formula="of:=[.F33] = [.N33]" office:value-type="boolean" office:boolean-value="false">
            <text:p>FALSE</text:p>
          </table:table-cell>
          <table:table-cell table:formula="of:= 1 - [.D33] / [.L33]" office:value-type="float" office:value="-0.33359662980516">
            <text:p>-0.33</text:p>
          </table:table-cell>
          <table:table-cell table:formula="of:= 1 - [.E33] / [.M33]" office:value-type="float" office:value="0.263254569912155">
            <text:p>0.26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6.94">
            <text:p>156.94</text:p>
          </table:table-cell>
          <table:table-cell office:value-type="float" office:value="38857383.11">
            <text:p>38857383.11</text:p>
          </table:table-cell>
          <table:table-cell office:value-type="float" office:value="1030033587.77832">
            <text:p>1,030,033,587.78</text:p>
          </table:table-cell>
          <table:table-cell table:number-columns-repeated="5"/>
          <table:table-cell office:value-type="float" office:value="114.55">
            <text:p>114.55</text:p>
          </table:table-cell>
          <table:table-cell office:value-type="float" office:value="50547272.63">
            <text:p>50547272.63</text:p>
          </table:table-cell>
          <table:table-cell office:value-type="float" office:value="3490658913.40356">
            <text:p>3,490,658,913.40</text:p>
          </table:table-cell>
          <table:table-cell table:style-name="ce13" table:formula="of:=[.F34] &lt; [.N34]" office:value-type="boolean" office:boolean-value="true">
            <text:p>TRUE</text:p>
          </table:table-cell>
          <table:table-cell table:style-name="ce13" table:formula="of:=[.F34] = [.N34]" office:value-type="boolean" office:boolean-value="false">
            <text:p>FALSE</text:p>
          </table:table-cell>
          <table:table-cell table:formula="of:= 1 - [.D34] / [.L34]" office:value-type="float" office:value="-0.370056743780009">
            <text:p>-0.37</text:p>
          </table:table-cell>
          <table:table-cell table:formula="of:= 1 - [.E34] / [.M34]" office:value-type="float" office:value="0.231266474169014">
            <text:p>0.23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63.14">
            <text:p>163.14</text:p>
          </table:table-cell>
          <table:table-cell office:value-type="float" office:value="25354429.88">
            <text:p>25354429.88</text:p>
          </table:table-cell>
          <table:table-cell office:value-type="float" office:value="1031471775.24951">
            <text:p>1,031,471,775.25</text:p>
          </table:table-cell>
          <table:table-cell table:number-columns-repeated="5"/>
          <table:table-cell office:value-type="float" office:value="113.13">
            <text:p>113.13</text:p>
          </table:table-cell>
          <table:table-cell office:value-type="float" office:value="52578242.5">
            <text:p>52578242.5</text:p>
          </table:table-cell>
          <table:table-cell office:value-type="float" office:value="3755588195.11645">
            <text:p>3,755,588,195.12</text:p>
          </table:table-cell>
          <table:table-cell table:style-name="ce13" table:formula="of:=[.F35] &lt; [.N35]" office:value-type="boolean" office:boolean-value="true">
            <text:p>TRUE</text:p>
          </table:table-cell>
          <table:table-cell table:style-name="ce13" table:formula="of:=[.F35] = [.N35]" office:value-type="boolean" office:boolean-value="false">
            <text:p>FALSE</text:p>
          </table:table-cell>
          <table:table-cell table:formula="of:= 1 - [.D35] / [.L35]" office:value-type="float" office:value="-0.442057809599576">
            <text:p>-0.44</text:p>
          </table:table-cell>
          <table:table-cell table:formula="of:= 1 - [.E35] / [.M35]" office:value-type="float" office:value="0.51777715126176">
            <text:p>0.52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6.4">
            <text:p>156.4</text:p>
          </table:table-cell>
          <table:table-cell office:value-type="float" office:value="25186112.28">
            <text:p>25186112.28</text:p>
          </table:table-cell>
          <table:table-cell office:value-type="float" office:value="1054104305.17773">
            <text:p>1,054,104,305.18</text:p>
          </table:table-cell>
          <table:table-cell table:number-columns-repeated="5"/>
          <table:table-cell office:value-type="float" office:value="115.5">
            <text:p>115.5</text:p>
          </table:table-cell>
          <table:table-cell office:value-type="float" office:value="50052644.41">
            <text:p>50052644.41</text:p>
          </table:table-cell>
          <table:table-cell office:value-type="float" office:value="3166423308.99707">
            <text:p>3,166,423,309.00</text:p>
          </table:table-cell>
          <table:table-cell table:style-name="ce13" table:formula="of:=[.F36] &lt; [.N36]" office:value-type="boolean" office:boolean-value="true">
            <text:p>TRUE</text:p>
          </table:table-cell>
          <table:table-cell table:style-name="ce13" table:formula="of:=[.F36] = [.N36]" office:value-type="boolean" office:boolean-value="false">
            <text:p>FALSE</text:p>
          </table:table-cell>
          <table:table-cell table:formula="of:= 1 - [.D36] / [.L36]" office:value-type="float" office:value="-0.354112554112554">
            <text:p>-0.35</text:p>
          </table:table-cell>
          <table:table-cell table:formula="of:= 1 - [.E36] / [.M36]" office:value-type="float" office:value="0.496807559782634">
            <text:p>0.5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4.32">
            <text:p>154.32</text:p>
          </table:table-cell>
          <table:table-cell office:value-type="float" office:value="38906227.44">
            <text:p>38906227.44</text:p>
          </table:table-cell>
          <table:table-cell office:value-type="float" office:value="1032682880.6792">
            <text:p>1,032,682,880.68</text:p>
          </table:table-cell>
          <table:table-cell table:number-columns-repeated="5"/>
          <table:table-cell office:value-type="float" office:value="114.66">
            <text:p>114.66</text:p>
          </table:table-cell>
          <table:table-cell office:value-type="float" office:value="50897991.72">
            <text:p>50897991.72</text:p>
          </table:table-cell>
          <table:table-cell office:value-type="float" office:value="3216646337.28052">
            <text:p>3,216,646,337.28</text:p>
          </table:table-cell>
          <table:table-cell table:style-name="ce13" table:formula="of:=[.F37] &lt; [.N37]" office:value-type="boolean" office:boolean-value="true">
            <text:p>TRUE</text:p>
          </table:table-cell>
          <table:table-cell table:style-name="ce13" table:formula="of:=[.F37] = [.N37]" office:value-type="boolean" office:boolean-value="false">
            <text:p>FALSE</text:p>
          </table:table-cell>
          <table:table-cell table:formula="of:= 1 - [.D37] / [.L37]" office:value-type="float" office:value="-0.34589220303506">
            <text:p>-0.35</text:p>
          </table:table-cell>
          <table:table-cell table:formula="of:= 1 - [.E37] / [.M37]" office:value-type="float" office:value="0.235603878950059">
            <text:p>0.24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5.76">
            <text:p>155.76</text:p>
          </table:table-cell>
          <table:table-cell office:value-type="float" office:value="24535971.28">
            <text:p>24535971.28</text:p>
          </table:table-cell>
          <table:table-cell office:value-type="float" office:value="1029730811.51465">
            <text:p>1,029,730,811.51</text:p>
          </table:table-cell>
          <table:table-cell table:number-columns-repeated="5"/>
          <table:table-cell office:value-type="float" office:value="113.54">
            <text:p>113.54</text:p>
          </table:table-cell>
          <table:table-cell office:value-type="float" office:value="51992104.84">
            <text:p>51992104.84</text:p>
          </table:table-cell>
          <table:table-cell office:value-type="float" office:value="3566693617.44629">
            <text:p>3,566,693,617.45</text:p>
          </table:table-cell>
          <table:table-cell table:style-name="ce13" table:formula="of:=[.F38] &lt; [.N38]" office:value-type="boolean" office:boolean-value="true">
            <text:p>TRUE</text:p>
          </table:table-cell>
          <table:table-cell table:style-name="ce13" table:formula="of:=[.F38] = [.N38]" office:value-type="boolean" office:boolean-value="false">
            <text:p>FALSE</text:p>
          </table:table-cell>
          <table:table-cell table:formula="of:= 1 - [.D38] / [.L38]" office:value-type="float" office:value="-0.371851329927779">
            <text:p>-0.37</text:p>
          </table:table-cell>
          <table:table-cell table:formula="of:= 1 - [.E38] / [.M38]" office:value-type="float" office:value="0.528082747265056">
            <text:p>0.53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7.06">
            <text:p>157.06</text:p>
          </table:table-cell>
          <table:table-cell office:value-type="float" office:value="36174983.54">
            <text:p>36174983.54</text:p>
          </table:table-cell>
          <table:table-cell office:value-type="float" office:value="1029200952.95947">
            <text:p>1,029,200,952.96</text:p>
          </table:table-cell>
          <table:table-cell table:number-columns-repeated="5"/>
          <table:table-cell office:value-type="float" office:value="116.87">
            <text:p>116.87</text:p>
          </table:table-cell>
          <table:table-cell office:value-type="float" office:value="51904713.46">
            <text:p>51904713.46</text:p>
          </table:table-cell>
          <table:table-cell office:value-type="float" office:value="3426735265.40772">
            <text:p>3,426,735,265.41</text:p>
          </table:table-cell>
          <table:table-cell table:style-name="ce13" table:formula="of:=[.F39] &lt; [.N39]" office:value-type="boolean" office:boolean-value="true">
            <text:p>TRUE</text:p>
          </table:table-cell>
          <table:table-cell table:style-name="ce13" table:formula="of:=[.F39] = [.N39]" office:value-type="boolean" office:boolean-value="false">
            <text:p>FALSE</text:p>
          </table:table-cell>
          <table:table-cell table:formula="of:= 1 - [.D39] / [.L39]" office:value-type="float" office:value="-0.343886369470352">
            <text:p>-0.34</text:p>
          </table:table-cell>
          <table:table-cell table:formula="of:= 1 - [.E39] / [.M39]" office:value-type="float" office:value="0.30305012534405">
            <text:p>0.3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2.67">
            <text:p>152.67</text:p>
          </table:table-cell>
          <table:table-cell office:value-type="float" office:value="38746653.67">
            <text:p>38746653.67</text:p>
          </table:table-cell>
          <table:table-cell office:value-type="float" office:value="1028519706.33496">
            <text:p>1,028,519,706.33</text:p>
          </table:table-cell>
          <table:table-cell table:number-columns-repeated="5"/>
          <table:table-cell office:value-type="float" office:value="114.2">
            <text:p>114.2</text:p>
          </table:table-cell>
          <table:table-cell office:value-type="float" office:value="49809708.03">
            <text:p>49809708.03</text:p>
          </table:table-cell>
          <table:table-cell office:value-type="float" office:value="3511626172.81909">
            <text:p>3,511,626,172.82</text:p>
          </table:table-cell>
          <table:table-cell table:style-name="ce13" table:formula="of:=[.F40] &lt; [.N40]" office:value-type="boolean" office:boolean-value="true">
            <text:p>TRUE</text:p>
          </table:table-cell>
          <table:table-cell table:style-name="ce13" table:formula="of:=[.F40] = [.N40]" office:value-type="boolean" office:boolean-value="false">
            <text:p>FALSE</text:p>
          </table:table-cell>
          <table:table-cell table:formula="of:= 1 - [.D40] / [.L40]" office:value-type="float" office:value="-0.336865148861646">
            <text:p>-0.34</text:p>
          </table:table-cell>
          <table:table-cell table:formula="of:= 1 - [.E40] / [.M40]" office:value-type="float" office:value="0.222106388444132">
            <text:p>0.22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3.58">
            <text:p>153.58</text:p>
          </table:table-cell>
          <table:table-cell office:value-type="float" office:value="25400642.61">
            <text:p>25400642.61</text:p>
          </table:table-cell>
          <table:table-cell office:value-type="float" office:value="1035937725.98242">
            <text:p>1,035,937,725.98</text:p>
          </table:table-cell>
          <table:table-cell table:number-columns-repeated="5"/>
          <table:table-cell office:value-type="float" office:value="112.92">
            <text:p>112.92</text:p>
          </table:table-cell>
          <table:table-cell office:value-type="float" office:value="50916177.59">
            <text:p>50916177.59</text:p>
          </table:table-cell>
          <table:table-cell office:value-type="float" office:value="3167293797.302">
            <text:p>3,167,293,797.30</text:p>
          </table:table-cell>
          <table:table-cell table:style-name="ce13" table:formula="of:=[.F41] &lt; [.N41]" office:value-type="boolean" office:boolean-value="true">
            <text:p>TRUE</text:p>
          </table:table-cell>
          <table:table-cell table:style-name="ce13" table:formula="of:=[.F41] = [.N41]" office:value-type="boolean" office:boolean-value="false">
            <text:p>FALSE</text:p>
          </table:table-cell>
          <table:table-cell table:formula="of:= 1 - [.D41] / [.L41]" office:value-type="float" office:value="-0.360077931278782">
            <text:p>-0.36</text:p>
          </table:table-cell>
          <table:table-cell table:formula="of:= 1 - [.E41] / [.M41]" office:value-type="float" office:value="0.501128250149934">
            <text:p>0.5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5.7">
            <text:p>155.7</text:p>
          </table:table-cell>
          <table:table-cell office:value-type="float" office:value="25213752.31">
            <text:p>25213752.31</text:p>
          </table:table-cell>
          <table:table-cell office:value-type="float" office:value="1030487752.23633">
            <text:p>1,030,487,752.24</text:p>
          </table:table-cell>
          <table:table-cell table:number-columns-repeated="5"/>
          <table:table-cell office:value-type="float" office:value="114.47">
            <text:p>114.47</text:p>
          </table:table-cell>
          <table:table-cell office:value-type="float" office:value="50320310.27">
            <text:p>50320310.27</text:p>
          </table:table-cell>
          <table:table-cell office:value-type="float" office:value="2816224662.26196">
            <text:p>2,816,224,662.26</text:p>
          </table:table-cell>
          <table:table-cell table:style-name="ce13" table:formula="of:=[.F42] &lt; [.N42]" office:value-type="boolean" office:boolean-value="true">
            <text:p>TRUE</text:p>
          </table:table-cell>
          <table:table-cell table:style-name="ce13" table:formula="of:=[.F42] = [.N42]" office:value-type="boolean" office:boolean-value="false">
            <text:p>FALSE</text:p>
          </table:table-cell>
          <table:table-cell table:formula="of:= 1 - [.D42] / [.L42]" office:value-type="float" office:value="-0.360181706997466">
            <text:p>-0.36</text:p>
          </table:table-cell>
          <table:table-cell table:formula="of:= 1 - [.E42] / [.M42]" office:value-type="float" office:value="0.498934879878275">
            <text:p>0.5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3.78">
            <text:p>153.78</text:p>
          </table:table-cell>
          <table:table-cell office:value-type="float" office:value="25432547.43">
            <text:p>25432547.43</text:p>
          </table:table-cell>
          <table:table-cell office:value-type="float" office:value="1027459988.97461">
            <text:p>1,027,459,988.97</text:p>
          </table:table-cell>
          <table:table-cell table:number-columns-repeated="5"/>
          <table:table-cell office:value-type="float" office:value="114.61">
            <text:p>114.61</text:p>
          </table:table-cell>
          <table:table-cell office:value-type="float" office:value="49991399.93">
            <text:p>49991399.93</text:p>
          </table:table-cell>
          <table:table-cell office:value-type="float" office:value="3187428431.39868">
            <text:p>3,187,428,431.40</text:p>
          </table:table-cell>
          <table:table-cell table:style-name="ce13" table:formula="of:=[.F43] &lt; [.N43]" office:value-type="boolean" office:boolean-value="true">
            <text:p>TRUE</text:p>
          </table:table-cell>
          <table:table-cell table:style-name="ce13" table:formula="of:=[.F43] = [.N43]" office:value-type="boolean" office:boolean-value="false">
            <text:p>FALSE</text:p>
          </table:table-cell>
          <table:table-cell table:formula="of:= 1 - [.D43] / [.L43]" office:value-type="float" office:value="-0.34176773405462">
            <text:p>-0.34</text:p>
          </table:table-cell>
          <table:table-cell table:formula="of:= 1 - [.E43] / [.M43]" office:value-type="float" office:value="0.491261547673966">
            <text:p>0.49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5.46">
            <text:p>155.46</text:p>
          </table:table-cell>
          <table:table-cell office:value-type="float" office:value="36816833.9">
            <text:p>36816833.9</text:p>
          </table:table-cell>
          <table:table-cell office:value-type="float" office:value="1026551660.18359">
            <text:p>1,026,551,660.18</text:p>
          </table:table-cell>
          <table:table-cell table:number-columns-repeated="5"/>
          <table:table-cell office:value-type="float" office:value="113.2">
            <text:p>113.2</text:p>
          </table:table-cell>
          <table:table-cell office:value-type="float" office:value="52238927.86">
            <text:p>52238927.86</text:p>
          </table:table-cell>
          <table:table-cell office:value-type="float" office:value="3632547473.48242">
            <text:p>3,632,547,473.48</text:p>
          </table:table-cell>
          <table:table-cell table:style-name="ce13" table:formula="of:=[.F44] &lt; [.N44]" office:value-type="boolean" office:boolean-value="true">
            <text:p>TRUE</text:p>
          </table:table-cell>
          <table:table-cell table:style-name="ce13" table:formula="of:=[.F44] = [.N44]" office:value-type="boolean" office:boolean-value="false">
            <text:p>FALSE</text:p>
          </table:table-cell>
          <table:table-cell table:formula="of:= 1 - [.D44] / [.L44]" office:value-type="float" office:value="-0.373321554770318">
            <text:p>-0.37</text:p>
          </table:table-cell>
          <table:table-cell table:formula="of:= 1 - [.E44] / [.M44]" office:value-type="float" office:value="0.295222252672013">
            <text:p>0.3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60">
            <text:p>160</text:p>
          </table:table-cell>
          <table:table-cell office:value-type="float" office:value="25587762.04">
            <text:p>25587762.04</text:p>
          </table:table-cell>
          <table:table-cell office:value-type="float" office:value="1020269051.36865">
            <text:p>1,020,269,051.37</text:p>
          </table:table-cell>
          <table:table-cell table:number-columns-repeated="5"/>
          <table:table-cell office:value-type="float" office:value="113.09">
            <text:p>113.09</text:p>
          </table:table-cell>
          <table:table-cell office:value-type="float" office:value="50889375.58">
            <text:p>50889375.58</text:p>
          </table:table-cell>
          <table:table-cell office:value-type="float" office:value="3613888874.34302">
            <text:p>3,613,888,874.34</text:p>
          </table:table-cell>
          <table:table-cell table:style-name="ce13" table:formula="of:=[.F45] &lt; [.N45]" office:value-type="boolean" office:boolean-value="true">
            <text:p>TRUE</text:p>
          </table:table-cell>
          <table:table-cell table:style-name="ce13" table:formula="of:=[.F45] = [.N45]" office:value-type="boolean" office:boolean-value="false">
            <text:p>FALSE</text:p>
          </table:table-cell>
          <table:table-cell table:formula="of:= 1 - [.D45] / [.L45]" office:value-type="float" office:value="-0.414802369793969">
            <text:p>-0.41</text:p>
          </table:table-cell>
          <table:table-cell table:formula="of:= 1 - [.E45] / [.M45]" office:value-type="float" office:value="0.497188524159133">
            <text:p>0.5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62.4">
            <text:p>162.4</text:p>
          </table:table-cell>
          <table:table-cell office:value-type="float" office:value="25141444.34">
            <text:p>25141444.34</text:p>
          </table:table-cell>
          <table:table-cell office:value-type="float" office:value="1023145426.43604">
            <text:p>1,023,145,426.44</text:p>
          </table:table-cell>
          <table:table-cell table:number-columns-repeated="5"/>
          <table:table-cell office:value-type="float" office:value="114.05">
            <text:p>114.05</text:p>
          </table:table-cell>
          <table:table-cell office:value-type="float" office:value="50941503.97">
            <text:p>50941503.97</text:p>
          </table:table-cell>
          <table:table-cell office:value-type="float" office:value="3470183661.43213">
            <text:p>3,470,183,661.43</text:p>
          </table:table-cell>
          <table:table-cell table:style-name="ce13" table:formula="of:=[.F46] &lt; [.N46]" office:value-type="boolean" office:boolean-value="true">
            <text:p>TRUE</text:p>
          </table:table-cell>
          <table:table-cell table:style-name="ce13" table:formula="of:=[.F46] = [.N46]" office:value-type="boolean" office:boolean-value="false">
            <text:p>FALSE</text:p>
          </table:table-cell>
          <table:table-cell table:formula="of:= 1 - [.D46] / [.L46]" office:value-type="float" office:value="-0.42393686979395">
            <text:p>-0.42</text:p>
          </table:table-cell>
          <table:table-cell table:formula="of:= 1 - [.E46] / [.M46]" office:value-type="float" office:value="0.506464427222132">
            <text:p>0.51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4.63">
            <text:p>154.63</text:p>
          </table:table-cell>
          <table:table-cell office:value-type="float" office:value="25110144.15">
            <text:p>25110144.15</text:p>
          </table:table-cell>
          <table:table-cell office:value-type="float" office:value="1039873818.53516">
            <text:p>1,039,873,818.54</text:p>
          </table:table-cell>
          <table:table-cell table:number-columns-repeated="5"/>
          <table:table-cell office:value-type="float" office:value="112.82">
            <text:p>112.82</text:p>
          </table:table-cell>
          <table:table-cell office:value-type="float" office:value="51141444.72">
            <text:p>51141444.72</text:p>
          </table:table-cell>
          <table:table-cell office:value-type="float" office:value="3680461809.61475">
            <text:p>3,680,461,809.61</text:p>
          </table:table-cell>
          <table:table-cell table:style-name="ce13" table:formula="of:=[.F47] &lt; [.N47]" office:value-type="boolean" office:boolean-value="true">
            <text:p>TRUE</text:p>
          </table:table-cell>
          <table:table-cell table:style-name="ce13" table:formula="of:=[.F47] = [.N47]" office:value-type="boolean" office:boolean-value="false">
            <text:p>FALSE</text:p>
          </table:table-cell>
          <table:table-cell table:formula="of:= 1 - [.D47] / [.L47]" office:value-type="float" office:value="-0.370590320865095">
            <text:p>-0.37</text:p>
          </table:table-cell>
          <table:table-cell table:formula="of:= 1 - [.E47] / [.M47]" office:value-type="float" office:value="0.509005967909622">
            <text:p>0.51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5.58">
            <text:p>155.58</text:p>
          </table:table-cell>
          <table:table-cell office:value-type="float" office:value="25145487.9">
            <text:p>25145487.9</text:p>
          </table:table-cell>
          <table:table-cell office:value-type="float" office:value="1031850245.86035">
            <text:p>1,031,850,245.86</text:p>
          </table:table-cell>
          <table:table-cell table:number-columns-repeated="5"/>
          <table:table-cell office:value-type="float" office:value="114.82">
            <text:p>114.82</text:p>
          </table:table-cell>
          <table:table-cell office:value-type="float" office:value="52460378.74">
            <text:p>52460378.74</text:p>
          </table:table-cell>
          <table:table-cell office:value-type="float" office:value="3410839499.87744">
            <text:p>3,410,839,499.88</text:p>
          </table:table-cell>
          <table:table-cell table:style-name="ce13" table:formula="of:=[.F48] &lt; [.N48]" office:value-type="boolean" office:boolean-value="true">
            <text:p>TRUE</text:p>
          </table:table-cell>
          <table:table-cell table:style-name="ce13" table:formula="of:=[.F48] = [.N48]" office:value-type="boolean" office:boolean-value="false">
            <text:p>FALSE</text:p>
          </table:table-cell>
          <table:table-cell table:formula="of:= 1 - [.D48] / [.L48]" office:value-type="float" office:value="-0.354990419787494">
            <text:p>-0.35</text:p>
          </table:table-cell>
          <table:table-cell table:formula="of:= 1 - [.E48] / [.M48]" office:value-type="float" office:value="0.520676584806524">
            <text:p>0.52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5.86">
            <text:p>155.86</text:p>
          </table:table-cell>
          <table:table-cell office:value-type="float" office:value="25104457.59">
            <text:p>25104457.59</text:p>
          </table:table-cell>
          <table:table-cell office:value-type="float" office:value="1031017610.9165">
            <text:p>1,031,017,610.92</text:p>
          </table:table-cell>
          <table:table-cell table:number-columns-repeated="5"/>
          <table:table-cell office:value-type="float" office:value="114.39">
            <text:p>114.39</text:p>
          </table:table-cell>
          <table:table-cell office:value-type="float" office:value="51605839.48">
            <text:p>51605839.48</text:p>
          </table:table-cell>
          <table:table-cell office:value-type="float" office:value="3371213652.94751">
            <text:p>3,371,213,652.95</text:p>
          </table:table-cell>
          <table:table-cell table:style-name="ce13" table:formula="of:=[.F49] &lt; [.N49]" office:value-type="boolean" office:boolean-value="true">
            <text:p>TRUE</text:p>
          </table:table-cell>
          <table:table-cell table:style-name="ce13" table:formula="of:=[.F49] = [.N49]" office:value-type="boolean" office:boolean-value="false">
            <text:p>FALSE</text:p>
          </table:table-cell>
          <table:table-cell table:formula="of:= 1 - [.D49] / [.L49]" office:value-type="float" office:value="-0.362531689833028">
            <text:p>-0.36</text:p>
          </table:table-cell>
          <table:table-cell table:formula="of:= 1 - [.E49] / [.M49]" office:value-type="float" office:value="0.513534556496667">
            <text:p>0.51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2.23">
            <text:p>152.23</text:p>
          </table:table-cell>
          <table:table-cell office:value-type="float" office:value="25085940.51">
            <text:p>25085940.51</text:p>
          </table:table-cell>
          <table:table-cell office:value-type="float" office:value="1026324577.89209">
            <text:p>1,026,324,577.89</text:p>
          </table:table-cell>
          <table:table-cell table:number-columns-repeated="5"/>
          <table:table-cell office:value-type="float" office:value="114.69">
            <text:p>114.69</text:p>
          </table:table-cell>
          <table:table-cell office:value-type="float" office:value="50093882.92">
            <text:p>50093882.92</text:p>
          </table:table-cell>
          <table:table-cell office:value-type="float" office:value="3719406429.54517">
            <text:p>3,719,406,429.55</text:p>
          </table:table-cell>
          <table:table-cell table:style-name="ce13" table:formula="of:=[.F50] &lt; [.N50]" office:value-type="boolean" office:boolean-value="true">
            <text:p>TRUE</text:p>
          </table:table-cell>
          <table:table-cell table:style-name="ce13" table:formula="of:=[.F50] = [.N50]" office:value-type="boolean" office:boolean-value="false">
            <text:p>FALSE</text:p>
          </table:table-cell>
          <table:table-cell table:formula="of:= 1 - [.D50] / [.L50]" office:value-type="float" office:value="-0.3273171157032">
            <text:p>-0.33</text:p>
          </table:table-cell>
          <table:table-cell table:formula="of:= 1 - [.E50] / [.M50]" office:value-type="float" office:value="0.499221480793128">
            <text:p>0.5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3.47">
            <text:p>153.47</text:p>
          </table:table-cell>
          <table:table-cell office:value-type="float" office:value="38780284.27">
            <text:p>38780284.27</text:p>
          </table:table-cell>
          <table:table-cell office:value-type="float" office:value="1021101686.3125">
            <text:p>1,021,101,686.31</text:p>
          </table:table-cell>
          <table:table-cell table:number-columns-repeated="5"/>
          <table:table-cell office:value-type="float" office:value="112.9">
            <text:p>112.9</text:p>
          </table:table-cell>
          <table:table-cell office:value-type="float" office:value="87105054.63">
            <text:p>87105054.63</text:p>
          </table:table-cell>
          <table:table-cell office:value-type="float" office:value="3320536460.45605">
            <text:p>3,320,536,460.46</text:p>
          </table:table-cell>
          <table:table-cell table:style-name="ce13" table:formula="of:=[.F51] &lt; [.N51]" office:value-type="boolean" office:boolean-value="true">
            <text:p>TRUE</text:p>
          </table:table-cell>
          <table:table-cell table:style-name="ce13" table:formula="of:=[.F51] = [.N51]" office:value-type="boolean" office:boolean-value="false">
            <text:p>FALSE</text:p>
          </table:table-cell>
          <table:table-cell table:formula="of:= 1 - [.D51] / [.L51]" office:value-type="float" office:value="-0.359344552701506">
            <text:p>-0.36</text:p>
          </table:table-cell>
          <table:table-cell table:formula="of:= 1 - [.E51] / [.M51]" office:value-type="float" office:value="0.554787211434184">
            <text:p>0.55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3.25">
            <text:p>153.25</text:p>
          </table:table-cell>
          <table:table-cell office:value-type="float" office:value="25011782.02">
            <text:p>25011782.02</text:p>
          </table:table-cell>
          <table:table-cell office:value-type="float" office:value="1048086626.01538">
            <text:p>1,048,086,626.02</text:p>
          </table:table-cell>
          <table:table-cell table:number-columns-repeated="5"/>
          <table:table-cell office:value-type="float" office:value="112.23">
            <text:p>112.23</text:p>
          </table:table-cell>
          <table:table-cell office:value-type="float" office:value="51817291.16">
            <text:p>51817291.16</text:p>
          </table:table-cell>
          <table:table-cell office:value-type="float" office:value="3427530059.11548">
            <text:p>3,427,530,059.12</text:p>
          </table:table-cell>
          <table:table-cell table:style-name="ce13" table:formula="of:=[.F52] &lt; [.N52]" office:value-type="boolean" office:boolean-value="true">
            <text:p>TRUE</text:p>
          </table:table-cell>
          <table:table-cell table:style-name="ce13" table:formula="of:=[.F52] = [.N52]" office:value-type="boolean" office:boolean-value="false">
            <text:p>FALSE</text:p>
          </table:table-cell>
          <table:table-cell table:formula="of:= 1 - [.D52] / [.L52]" office:value-type="float" office:value="-0.36549942083222">
            <text:p>-0.37</text:p>
          </table:table-cell>
          <table:table-cell table:formula="of:= 1 - [.E52] / [.M52]" office:value-type="float" office:value="0.51730819075877">
            <text:p>0.52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62.11">
            <text:p>162.11</text:p>
          </table:table-cell>
          <table:table-cell office:value-type="float" office:value="25283135.33">
            <text:p>25283135.33</text:p>
          </table:table-cell>
          <table:table-cell office:value-type="float" office:value="1017695452.56494">
            <text:p>1,017,695,452.56</text:p>
          </table:table-cell>
          <table:table-cell table:number-columns-repeated="5"/>
          <table:table-cell office:value-type="float" office:value="114.46">
            <text:p>114.46</text:p>
          </table:table-cell>
          <table:table-cell office:value-type="float" office:value="52019770.64">
            <text:p>52019770.64</text:p>
          </table:table-cell>
          <table:table-cell office:value-type="float" office:value="3110333999.49561">
            <text:p>3,110,333,999.50</text:p>
          </table:table-cell>
          <table:table-cell table:style-name="ce13" table:formula="of:=[.F53] &lt; [.N53]" office:value-type="boolean" office:boolean-value="true">
            <text:p>TRUE</text:p>
          </table:table-cell>
          <table:table-cell table:style-name="ce13" table:formula="of:=[.F53] = [.N53]" office:value-type="boolean" office:boolean-value="false">
            <text:p>FALSE</text:p>
          </table:table-cell>
          <table:table-cell table:formula="of:= 1 - [.D53] / [.L53]" office:value-type="float" office:value="-0.416302638476324">
            <text:p>-0.42</text:p>
          </table:table-cell>
          <table:table-cell table:formula="of:= 1 - [.E53] / [.M53]" office:value-type="float" office:value="0.513970649640681">
            <text:p>0.51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6.16">
            <text:p>156.16</text:p>
          </table:table-cell>
          <table:table-cell office:value-type="float" office:value="25195986.45">
            <text:p>25195986.45</text:p>
          </table:table-cell>
          <table:table-cell office:value-type="float" office:value="1021707238.96484">
            <text:p>1,021,707,238.96</text:p>
          </table:table-cell>
          <table:table-cell table:number-columns-repeated="5"/>
          <table:table-cell office:value-type="float" office:value="114.09">
            <text:p>114.09</text:p>
          </table:table-cell>
          <table:table-cell office:value-type="float" office:value="50393945.01">
            <text:p>50393945.01</text:p>
          </table:table-cell>
          <table:table-cell office:value-type="float" office:value="3067036995.91553">
            <text:p>3,067,036,995.92</text:p>
          </table:table-cell>
          <table:table-cell table:style-name="ce13" table:formula="of:=[.F54] &lt; [.N54]" office:value-type="boolean" office:boolean-value="true">
            <text:p>TRUE</text:p>
          </table:table-cell>
          <table:table-cell table:style-name="ce13" table:formula="of:=[.F54] = [.N54]" office:value-type="boolean" office:boolean-value="false">
            <text:p>FALSE</text:p>
          </table:table-cell>
          <table:table-cell table:formula="of:= 1 - [.D54] / [.L54]" office:value-type="float" office:value="-0.36874397405557">
            <text:p>-0.37</text:p>
          </table:table-cell>
          <table:table-cell table:formula="of:= 1 - [.E54] / [.M54]" office:value-type="float" office:value="0.500019566934079">
            <text:p>0.5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7.7">
            <text:p>157.7</text:p>
          </table:table-cell>
          <table:table-cell office:value-type="float" office:value="37403023.16">
            <text:p>37403023.16</text:p>
          </table:table-cell>
          <table:table-cell office:value-type="float" office:value="1019133640.03613">
            <text:p>1,019,133,640.04</text:p>
          </table:table-cell>
          <table:table-cell table:number-columns-repeated="5"/>
          <table:table-cell office:value-type="float" office:value="112.29">
            <text:p>112.29</text:p>
          </table:table-cell>
          <table:table-cell office:value-type="float" office:value="51712362.88">
            <text:p>51712362.88</text:p>
          </table:table-cell>
          <table:table-cell office:value-type="float" office:value="3549548900.00024">
            <text:p>3,549,548,900.00</text:p>
          </table:table-cell>
          <table:table-cell table:style-name="ce13" table:formula="of:=[.F55] &lt; [.N55]" office:value-type="boolean" office:boolean-value="true">
            <text:p>TRUE</text:p>
          </table:table-cell>
          <table:table-cell table:style-name="ce13" table:formula="of:=[.F55] = [.N55]" office:value-type="boolean" office:boolean-value="false">
            <text:p>FALSE</text:p>
          </table:table-cell>
          <table:table-cell table:formula="of:= 1 - [.D55] / [.L55]" office:value-type="float" office:value="-0.404399323181049">
            <text:p>-0.4</text:p>
          </table:table-cell>
          <table:table-cell table:formula="of:= 1 - [.E55] / [.M55]" office:value-type="float" office:value="0.276710227943079">
            <text:p>0.28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2.06">
            <text:p>152.06</text:p>
          </table:table-cell>
          <table:table-cell office:value-type="float" office:value="35514812.58">
            <text:p>35514812.58</text:p>
          </table:table-cell>
          <table:table-cell office:value-type="float" office:value="1018528087.38379">
            <text:p>1,018,528,087.38</text:p>
          </table:table-cell>
          <table:table-cell table:number-columns-repeated="5"/>
          <table:table-cell office:value-type="float" office:value="112.93">
            <text:p>112.93</text:p>
          </table:table-cell>
          <table:table-cell office:value-type="float" office:value="51836250.82">
            <text:p>51836250.82</text:p>
          </table:table-cell>
          <table:table-cell office:value-type="float" office:value="3404102722.85449">
            <text:p>3,404,102,722.85</text:p>
          </table:table-cell>
          <table:table-cell table:style-name="ce13" table:formula="of:=[.F56] &lt; [.N56]" office:value-type="boolean" office:boolean-value="true">
            <text:p>TRUE</text:p>
          </table:table-cell>
          <table:table-cell table:style-name="ce13" table:formula="of:=[.F56] = [.N56]" office:value-type="boolean" office:boolean-value="false">
            <text:p>FALSE</text:p>
          </table:table-cell>
          <table:table-cell table:formula="of:= 1 - [.D56] / [.L56]" office:value-type="float" office:value="-0.346497830514478">
            <text:p>-0.35</text:p>
          </table:table-cell>
          <table:table-cell table:formula="of:= 1 - [.E56] / [.M56]" office:value-type="float" office:value="0.314865330378074">
            <text:p>0.31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7.74">
            <text:p>157.74</text:p>
          </table:table-cell>
          <table:table-cell office:value-type="float" office:value="25458994.23">
            <text:p>25458994.23</text:p>
          </table:table-cell>
          <table:table-cell office:value-type="float" office:value="1022388485.46436">
            <text:p>1,022,388,485.46</text:p>
          </table:table-cell>
          <table:table-cell table:number-columns-repeated="5"/>
          <table:table-cell office:value-type="float" office:value="113.3">
            <text:p>113.3</text:p>
          </table:table-cell>
          <table:table-cell office:value-type="float" office:value="51434310">
            <text:p>51434310</text:p>
          </table:table-cell>
          <table:table-cell office:value-type="float" office:value="3074038695.46606">
            <text:p>3,074,038,695.47</text:p>
          </table:table-cell>
          <table:table-cell table:style-name="ce13" table:formula="of:=[.F57] &lt; [.N57]" office:value-type="boolean" office:boolean-value="true">
            <text:p>TRUE</text:p>
          </table:table-cell>
          <table:table-cell table:style-name="ce13" table:formula="of:=[.F57] = [.N57]" office:value-type="boolean" office:boolean-value="false">
            <text:p>FALSE</text:p>
          </table:table-cell>
          <table:table-cell table:formula="of:= 1 - [.D57] / [.L57]" office:value-type="float" office:value="-0.392233009708738">
            <text:p>-0.39</text:p>
          </table:table-cell>
          <table:table-cell table:formula="of:= 1 - [.E57] / [.M57]" office:value-type="float" office:value="0.505019232687286">
            <text:p>0.51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9.3">
            <text:p>159.3</text:p>
          </table:table-cell>
          <table:table-cell office:value-type="float" office:value="25198949.59">
            <text:p>25198949.59</text:p>
          </table:table-cell>
          <table:table-cell office:value-type="float" office:value="1022539873.78369">
            <text:p>1,022,539,873.78</text:p>
          </table:table-cell>
          <table:table-cell table:number-columns-repeated="5"/>
          <table:table-cell office:value-type="float" office:value="112.95">
            <text:p>112.95</text:p>
          </table:table-cell>
          <table:table-cell office:value-type="float" office:value="50960513.23">
            <text:p>50960513.23</text:p>
          </table:table-cell>
          <table:table-cell office:value-type="float" office:value="3365385213.46558">
            <text:p>3,365,385,213.47</text:p>
          </table:table-cell>
          <table:table-cell table:style-name="ce13" table:formula="of:=[.F58] &lt; [.N58]" office:value-type="boolean" office:boolean-value="true">
            <text:p>TRUE</text:p>
          </table:table-cell>
          <table:table-cell table:style-name="ce13" table:formula="of:=[.F58] = [.N58]" office:value-type="boolean" office:boolean-value="false">
            <text:p>FALSE</text:p>
          </table:table-cell>
          <table:table-cell table:formula="of:= 1 - [.D58] / [.L58]" office:value-type="float" office:value="-0.410358565737052">
            <text:p>-0.41</text:p>
          </table:table-cell>
          <table:table-cell table:formula="of:= 1 - [.E58] / [.M58]" office:value-type="float" office:value="0.505520097957616">
            <text:p>0.51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7.11">
            <text:p>157.11</text:p>
          </table:table-cell>
          <table:table-cell office:value-type="float" office:value="25490981.63">
            <text:p>25490981.63</text:p>
          </table:table-cell>
          <table:table-cell office:value-type="float" office:value="1020496133.53516">
            <text:p>1,020,496,133.54</text:p>
          </table:table-cell>
          <table:table-cell table:number-columns-repeated="5"/>
          <table:table-cell office:value-type="float" office:value="113.63">
            <text:p>113.63</text:p>
          </table:table-cell>
          <table:table-cell office:value-type="float" office:value="52605188.28">
            <text:p>52605188.28</text:p>
          </table:table-cell>
          <table:table-cell office:value-type="float" office:value="3485928025.14307">
            <text:p>3,485,928,025.14</text:p>
          </table:table-cell>
          <table:table-cell table:style-name="ce13" table:formula="of:=[.F59] &lt; [.N59]" office:value-type="boolean" office:boolean-value="true">
            <text:p>TRUE</text:p>
          </table:table-cell>
          <table:table-cell table:style-name="ce13" table:formula="of:=[.F59] = [.N59]" office:value-type="boolean" office:boolean-value="false">
            <text:p>FALSE</text:p>
          </table:table-cell>
          <table:table-cell table:formula="of:= 1 - [.D59] / [.L59]" office:value-type="float" office:value="-0.382645428143976">
            <text:p>-0.38</text:p>
          </table:table-cell>
          <table:table-cell table:formula="of:= 1 - [.E59] / [.M59]" office:value-type="float" office:value="0.515428373826552">
            <text:p>0.52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6.31">
            <text:p>156.31</text:p>
          </table:table-cell>
          <table:table-cell office:value-type="float" office:value="25281772.31">
            <text:p>25281772.31</text:p>
          </table:table-cell>
          <table:table-cell office:value-type="float" office:value="1051833482.6377">
            <text:p>1,051,833,482.64</text:p>
          </table:table-cell>
          <table:table-cell table:number-columns-repeated="5"/>
          <table:table-cell office:value-type="float" office:value="112.72">
            <text:p>112.72</text:p>
          </table:table-cell>
          <table:table-cell office:value-type="float" office:value="52722011.19">
            <text:p>52722011.19</text:p>
          </table:table-cell>
          <table:table-cell office:value-type="float" office:value="3851227668.32568">
            <text:p>3,851,227,668.33</text:p>
          </table:table-cell>
          <table:table-cell table:style-name="ce13" table:formula="of:=[.F60] &lt; [.N60]" office:value-type="boolean" office:boolean-value="true">
            <text:p>TRUE</text:p>
          </table:table-cell>
          <table:table-cell table:style-name="ce13" table:formula="of:=[.F60] = [.N60]" office:value-type="boolean" office:boolean-value="false">
            <text:p>FALSE</text:p>
          </table:table-cell>
          <table:table-cell table:formula="of:= 1 - [.D60] / [.L60]" office:value-type="float" office:value="-0.386710432931157">
            <text:p>-0.39</text:p>
          </table:table-cell>
          <table:table-cell table:formula="of:= 1 - [.E60] / [.M60]" office:value-type="float" office:value="0.52047026015587">
            <text:p>0.52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1.68">
            <text:p>151.68</text:p>
          </table:table-cell>
          <table:table-cell office:value-type="float" office:value="25108827.74">
            <text:p>25108827.74</text:p>
          </table:table-cell>
          <table:table-cell office:value-type="float" office:value="1049184190.11182">
            <text:p>1,049,184,190.11</text:p>
          </table:table-cell>
          <table:table-cell table:number-columns-repeated="5"/>
          <table:table-cell office:value-type="float" office:value="114.12">
            <text:p>114.12</text:p>
          </table:table-cell>
          <table:table-cell office:value-type="float" office:value="88946205.17">
            <text:p>88946205.17</text:p>
          </table:table-cell>
          <table:table-cell office:value-type="float" office:value="3673119501.81445">
            <text:p>3,673,119,501.81</text:p>
          </table:table-cell>
          <table:table-cell table:style-name="ce13" table:formula="of:=[.F61] &lt; [.N61]" office:value-type="boolean" office:boolean-value="true">
            <text:p>TRUE</text:p>
          </table:table-cell>
          <table:table-cell table:style-name="ce13" table:formula="of:=[.F61] = [.N61]" office:value-type="boolean" office:boolean-value="false">
            <text:p>FALSE</text:p>
          </table:table-cell>
          <table:table-cell table:formula="of:= 1 - [.D61] / [.L61]" office:value-type="float" office:value="-0.32912723449001">
            <text:p>-0.33</text:p>
          </table:table-cell>
          <table:table-cell table:formula="of:= 1 - [.E61] / [.M61]" office:value-type="float" office:value="0.717707712296322">
            <text:p>0.72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7.93">
            <text:p>157.93</text:p>
          </table:table-cell>
          <table:table-cell office:value-type="float" office:value="25251434.89">
            <text:p>25251434.89</text:p>
          </table:table-cell>
          <table:table-cell office:value-type="float" office:value="1013229501.83203">
            <text:p>1,013,229,501.83</text:p>
          </table:table-cell>
          <table:table-cell table:number-columns-repeated="5"/>
          <table:table-cell office:value-type="float" office:value="113.61">
            <text:p>113.61</text:p>
          </table:table-cell>
          <table:table-cell office:value-type="float" office:value="51754087.02">
            <text:p>51754087.02</text:p>
          </table:table-cell>
          <table:table-cell office:value-type="float" office:value="3525591727.68408">
            <text:p>3,525,591,727.68</text:p>
          </table:table-cell>
          <table:table-cell table:style-name="ce13" table:formula="of:=[.F62] &lt; [.N62]" office:value-type="boolean" office:boolean-value="true">
            <text:p>TRUE</text:p>
          </table:table-cell>
          <table:table-cell table:style-name="ce13" table:formula="of:=[.F62] = [.N62]" office:value-type="boolean" office:boolean-value="false">
            <text:p>FALSE</text:p>
          </table:table-cell>
          <table:table-cell table:formula="of:= 1 - [.D62] / [.L62]" office:value-type="float" office:value="-0.390106504709093">
            <text:p>-0.39</text:p>
          </table:table-cell>
          <table:table-cell table:formula="of:= 1 - [.E62] / [.M62]" office:value-type="float" office:value="0.512088100786287">
            <text:p>0.51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61.11">
            <text:p>161.11</text:p>
          </table:table-cell>
          <table:table-cell office:value-type="float" office:value="37651120">
            <text:p>37651120</text:p>
          </table:table-cell>
          <table:table-cell office:value-type="float" office:value="1022766955.9502">
            <text:p>1,022,766,955.95</text:p>
          </table:table-cell>
          <table:table-cell table:number-columns-repeated="5"/>
          <table:table-cell office:value-type="float" office:value="113.54">
            <text:p>113.54</text:p>
          </table:table-cell>
          <table:table-cell office:value-type="float" office:value="52981036.47">
            <text:p>52981036.47</text:p>
          </table:table-cell>
          <table:table-cell office:value-type="float" office:value="3067453309.01245">
            <text:p>3,067,453,309.01</text:p>
          </table:table-cell>
          <table:table-cell table:style-name="ce13" table:formula="of:=[.F63] &lt; [.N63]" office:value-type="boolean" office:boolean-value="true">
            <text:p>TRUE</text:p>
          </table:table-cell>
          <table:table-cell table:style-name="ce13" table:formula="of:=[.F63] = [.N63]" office:value-type="boolean" office:boolean-value="false">
            <text:p>FALSE</text:p>
          </table:table-cell>
          <table:table-cell table:formula="of:= 1 - [.D63] / [.L63]" office:value-type="float" office:value="-0.418971287651929">
            <text:p>-0.42</text:p>
          </table:table-cell>
          <table:table-cell table:formula="of:= 1 - [.E63] / [.M63]" office:value-type="float" office:value="0.28934723613194">
            <text:p>0.29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1.52">
            <text:p>151.52</text:p>
          </table:table-cell>
          <table:table-cell office:value-type="float" office:value="38884869.49">
            <text:p>38884869.49</text:p>
          </table:table-cell>
          <table:table-cell office:value-type="float" office:value="1026173189.69775">
            <text:p>1,026,173,189.70</text:p>
          </table:table-cell>
          <table:table-cell table:number-columns-repeated="5"/>
          <table:table-cell office:value-type="float" office:value="115.05">
            <text:p>115.05</text:p>
          </table:table-cell>
          <table:table-cell office:value-type="float" office:value="50895948.88">
            <text:p>50895948.88</text:p>
          </table:table-cell>
          <table:table-cell office:value-type="float" office:value="3632585313.46851">
            <text:p>3,632,585,313.47</text:p>
          </table:table-cell>
          <table:table-cell table:style-name="ce13" table:formula="of:=[.F64] &lt; [.N64]" office:value-type="boolean" office:boolean-value="true">
            <text:p>TRUE</text:p>
          </table:table-cell>
          <table:table-cell table:style-name="ce13" table:formula="of:=[.F64] = [.N64]" office:value-type="boolean" office:boolean-value="false">
            <text:p>FALSE</text:p>
          </table:table-cell>
          <table:table-cell table:formula="of:= 1 - [.D64] / [.L64]" office:value-type="float" office:value="-0.316992611907866">
            <text:p>-0.32</text:p>
          </table:table-cell>
          <table:table-cell table:formula="of:= 1 - [.E64] / [.M64]" office:value-type="float" office:value="0.23599283743229">
            <text:p>0.24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5.09">
            <text:p>155.09</text:p>
          </table:table-cell>
          <table:table-cell office:value-type="float" office:value="25220849.75">
            <text:p>25220849.75</text:p>
          </table:table-cell>
          <table:table-cell office:value-type="float" office:value="1030790528.625">
            <text:p>1,030,790,528.63</text:p>
          </table:table-cell>
          <table:table-cell table:number-columns-repeated="5"/>
          <table:table-cell office:value-type="float" office:value="128.86">
            <text:p>128.86</text:p>
          </table:table-cell>
          <table:table-cell office:value-type="float" office:value="33161268.51">
            <text:p>33161268.51</text:p>
          </table:table-cell>
          <table:table-cell office:value-type="float" office:value="3261154458.41528">
            <text:p>3,261,154,458.42</text:p>
          </table:table-cell>
          <table:table-cell table:style-name="ce13" table:formula="of:=[.F65] &lt; [.N65]" office:value-type="boolean" office:boolean-value="true">
            <text:p>TRUE</text:p>
          </table:table-cell>
          <table:table-cell table:style-name="ce13" table:formula="of:=[.F65] = [.N65]" office:value-type="boolean" office:boolean-value="false">
            <text:p>FALSE</text:p>
          </table:table-cell>
          <table:table-cell table:formula="of:= 1 - [.D65] / [.L65]" office:value-type="float" office:value="-0.203554244916964">
            <text:p>-0.2</text:p>
          </table:table-cell>
          <table:table-cell table:formula="of:= 1 - [.E65] / [.M65]" office:value-type="float" office:value="0.239448583144686">
            <text:p>0.24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1.7">
            <text:p>151.7</text:p>
          </table:table-cell>
          <table:table-cell office:value-type="float" office:value="25254746.61">
            <text:p>25254746.61</text:p>
          </table:table-cell>
          <table:table-cell office:value-type="float" office:value="1032909962.7207">
            <text:p>1,032,909,962.72</text:p>
          </table:table-cell>
          <table:table-cell table:number-columns-repeated="5"/>
          <table:table-cell office:value-type="float" office:value="116.27">
            <text:p>116.27</text:p>
          </table:table-cell>
          <table:table-cell office:value-type="float" office:value="50603556.51">
            <text:p>50603556.51</text:p>
          </table:table-cell>
          <table:table-cell office:value-type="float" office:value="2962465614.74048">
            <text:p>2,962,465,614.74</text:p>
          </table:table-cell>
          <table:table-cell table:style-name="ce13" table:formula="of:=[.F66] &lt; [.N66]" office:value-type="boolean" office:boolean-value="true">
            <text:p>TRUE</text:p>
          </table:table-cell>
          <table:table-cell table:style-name="ce13" table:formula="of:=[.F66] = [.N66]" office:value-type="boolean" office:boolean-value="false">
            <text:p>FALSE</text:p>
          </table:table-cell>
          <table:table-cell table:formula="of:= 1 - [.D66] / [.L66]" office:value-type="float" office:value="-0.304721768297927">
            <text:p>-0.3</text:p>
          </table:table-cell>
          <table:table-cell table:formula="of:= 1 - [.E66] / [.M66]" office:value-type="float" office:value="0.500929413824712">
            <text:p>0.5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4.62">
            <text:p>154.62</text:p>
          </table:table-cell>
          <table:table-cell office:value-type="float" office:value="35645779.15">
            <text:p>35645779.15</text:p>
          </table:table-cell>
          <table:table-cell office:value-type="float" office:value="1030790528.75">
            <text:p>1,030,790,528.75</text:p>
          </table:table-cell>
          <table:table-cell table:number-columns-repeated="5"/>
          <table:table-cell office:value-type="float" office:value="113.53">
            <text:p>113.53</text:p>
          </table:table-cell>
          <table:table-cell office:value-type="float" office:value="50714077.09">
            <text:p>50714077.09</text:p>
          </table:table-cell>
          <table:table-cell office:value-type="float" office:value="3399750323.70483">
            <text:p>3,399,750,323.70</text:p>
          </table:table-cell>
          <table:table-cell table:style-name="ce13" table:formula="of:=[.F67] &lt; [.N67]" office:value-type="boolean" office:boolean-value="true">
            <text:p>TRUE</text:p>
          </table:table-cell>
          <table:table-cell table:style-name="ce13" table:formula="of:=[.F67] = [.N67]" office:value-type="boolean" office:boolean-value="false">
            <text:p>FALSE</text:p>
          </table:table-cell>
          <table:table-cell table:formula="of:= 1 - [.D67] / [.L67]" office:value-type="float" office:value="-0.361930767198097">
            <text:p>-0.36</text:p>
          </table:table-cell>
          <table:table-cell table:formula="of:= 1 - [.E67] / [.M67]" office:value-type="float" office:value="0.297122590109625">
            <text:p>0.3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6.48">
            <text:p>156.48</text:p>
          </table:table-cell>
          <table:table-cell office:value-type="float" office:value="25251427.67">
            <text:p>25251427.67</text:p>
          </table:table-cell>
          <table:table-cell office:value-type="float" office:value="1031661010.67993">
            <text:p>1,031,661,010.68</text:p>
          </table:table-cell>
          <table:table-cell table:number-columns-repeated="5"/>
          <table:table-cell office:value-type="float" office:value="114.76">
            <text:p>114.76</text:p>
          </table:table-cell>
          <table:table-cell office:value-type="float" office:value="34118752.28">
            <text:p>34118752.28</text:p>
          </table:table-cell>
          <table:table-cell office:value-type="float" office:value="3558367275.63281">
            <text:p>3,558,367,275.63</text:p>
          </table:table-cell>
          <table:table-cell table:style-name="ce13" table:formula="of:=[.F68] &lt; [.N68]" office:value-type="boolean" office:boolean-value="true">
            <text:p>TRUE</text:p>
          </table:table-cell>
          <table:table-cell table:style-name="ce13" table:formula="of:=[.F68] = [.N68]" office:value-type="boolean" office:boolean-value="false">
            <text:p>FALSE</text:p>
          </table:table-cell>
          <table:table-cell table:formula="of:= 1 - [.D68] / [.L68]" office:value-type="float" office:value="-0.363541303590101">
            <text:p>-0.36</text:p>
          </table:table-cell>
          <table:table-cell table:formula="of:= 1 - [.E68] / [.M68]" office:value-type="float" office:value="0.259895922841174">
            <text:p>0.26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5.19">
            <text:p>155.19</text:p>
          </table:table-cell>
          <table:table-cell office:value-type="float" office:value="38988525.45">
            <text:p>38988525.45</text:p>
          </table:table-cell>
          <table:table-cell office:value-type="float" office:value="1034196761.99756">
            <text:p>1,034,196,762.00</text:p>
          </table:table-cell>
          <table:table-cell table:number-columns-repeated="5"/>
          <table:table-cell office:value-type="float" office:value="113">
            <text:p>113</text:p>
          </table:table-cell>
          <table:table-cell office:value-type="float" office:value="52090332.9">
            <text:p>52090332.9</text:p>
          </table:table-cell>
          <table:table-cell office:value-type="float" office:value="3141065796.1958">
            <text:p>3,141,065,796.20</text:p>
          </table:table-cell>
          <table:table-cell table:style-name="ce13" table:formula="of:=[.F69] &lt; [.N69]" office:value-type="boolean" office:boolean-value="true">
            <text:p>TRUE</text:p>
          </table:table-cell>
          <table:table-cell table:style-name="ce13" table:formula="of:=[.F69] = [.N69]" office:value-type="boolean" office:boolean-value="false">
            <text:p>FALSE</text:p>
          </table:table-cell>
          <table:table-cell table:formula="of:= 1 - [.D69] / [.L69]" office:value-type="float" office:value="-0.373362831858407">
            <text:p>-0.37</text:p>
          </table:table-cell>
          <table:table-cell table:formula="of:= 1 - [.E69] / [.M69]" office:value-type="float" office:value="0.251520900723597">
            <text:p>0.25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3.49">
            <text:p>153.49</text:p>
          </table:table-cell>
          <table:table-cell office:value-type="float" office:value="38973519.79">
            <text:p>38973519.79</text:p>
          </table:table-cell>
          <table:table-cell office:value-type="float" office:value="1020950297.99316">
            <text:p>1,020,950,297.99</text:p>
          </table:table-cell>
          <table:table-cell table:number-columns-repeated="5"/>
          <table:table-cell office:value-type="float" office:value="115.51">
            <text:p>115.51</text:p>
          </table:table-cell>
          <table:table-cell office:value-type="float" office:value="50591366.7">
            <text:p>50591366.7</text:p>
          </table:table-cell>
          <table:table-cell office:value-type="float" office:value="3279964437.74902">
            <text:p>3,279,964,437.75</text:p>
          </table:table-cell>
          <table:table-cell table:style-name="ce13" table:formula="of:=[.F70] &lt; [.N70]" office:value-type="boolean" office:boolean-value="true">
            <text:p>TRUE</text:p>
          </table:table-cell>
          <table:table-cell table:style-name="ce13" table:formula="of:=[.F70] = [.N70]" office:value-type="boolean" office:boolean-value="false">
            <text:p>FALSE</text:p>
          </table:table-cell>
          <table:table-cell table:formula="of:= 1 - [.D70] / [.L70]" office:value-type="float" office:value="-0.328802701064843">
            <text:p>-0.33</text:p>
          </table:table-cell>
          <table:table-cell table:formula="of:= 1 - [.E70] / [.M70]" office:value-type="float" office:value="0.229640898592289">
            <text:p>0.23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40.67">
            <text:p>140.67</text:p>
          </table:table-cell>
          <table:table-cell office:value-type="float" office:value="35503975.57">
            <text:p>35503975.57</text:p>
          </table:table-cell>
          <table:table-cell office:value-type="float" office:value="1029806505.61182">
            <text:p>1,029,806,505.61</text:p>
          </table:table-cell>
          <table:table-cell table:number-columns-repeated="5"/>
          <table:table-cell office:value-type="float" office:value="117.71">
            <text:p>117.71</text:p>
          </table:table-cell>
          <table:table-cell office:value-type="float" office:value="52302853.8">
            <text:p>52302853.8</text:p>
          </table:table-cell>
          <table:table-cell office:value-type="float" office:value="3783557161.83252">
            <text:p>3,783,557,161.83</text:p>
          </table:table-cell>
          <table:table-cell table:style-name="ce13" table:formula="of:=[.F71] &lt; [.N71]" office:value-type="boolean" office:boolean-value="true">
            <text:p>TRUE</text:p>
          </table:table-cell>
          <table:table-cell table:style-name="ce13" table:formula="of:=[.F71] = [.N71]" office:value-type="boolean" office:boolean-value="false">
            <text:p>FALSE</text:p>
          </table:table-cell>
          <table:table-cell table:formula="of:= 1 - [.D71] / [.L71]" office:value-type="float" office:value="-0.195055645229802">
            <text:p>-0.2</text:p>
          </table:table-cell>
          <table:table-cell table:formula="of:= 1 - [.E71] / [.M71]" office:value-type="float" office:value="0.321184734856667">
            <text:p>0.32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8.81">
            <text:p>158.81</text:p>
          </table:table-cell>
          <table:table-cell office:value-type="float" office:value="38952535.19">
            <text:p>38952535.19</text:p>
          </table:table-cell>
          <table:table-cell office:value-type="float" office:value="1028898176.5708">
            <text:p>1,028,898,176.57</text:p>
          </table:table-cell>
          <table:table-cell table:number-columns-repeated="5"/>
          <table:table-cell office:value-type="float" office:value="114.19">
            <text:p>114.19</text:p>
          </table:table-cell>
          <table:table-cell office:value-type="float" office:value="51435506.85">
            <text:p>51435506.85</text:p>
          </table:table-cell>
          <table:table-cell office:value-type="float" office:value="3453833738.31885">
            <text:p>3,453,833,738.32</text:p>
          </table:table-cell>
          <table:table-cell table:style-name="ce13" table:formula="of:=[.F72] &lt; [.N72]" office:value-type="boolean" office:boolean-value="true">
            <text:p>TRUE</text:p>
          </table:table-cell>
          <table:table-cell table:style-name="ce13" table:formula="of:=[.F72] = [.N72]" office:value-type="boolean" office:boolean-value="false">
            <text:p>FALSE</text:p>
          </table:table-cell>
          <table:table-cell table:formula="of:= 1 - [.D72] / [.L72]" office:value-type="float" office:value="-0.390752255013574">
            <text:p>-0.39</text:p>
          </table:table-cell>
          <table:table-cell table:formula="of:= 1 - [.E72] / [.M72]" office:value-type="float" office:value="0.242691720651334">
            <text:p>0.24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5.52">
            <text:p>155.52</text:p>
          </table:table-cell>
          <table:table-cell office:value-type="float" office:value="38997734.74">
            <text:p>38997734.74</text:p>
          </table:table-cell>
          <table:table-cell office:value-type="float" office:value="1017544064.37061">
            <text:p>1,017,544,064.37</text:p>
          </table:table-cell>
          <table:table-cell table:number-columns-repeated="5"/>
          <table:table-cell office:value-type="float" office:value="113.22">
            <text:p>113.22</text:p>
          </table:table-cell>
          <table:table-cell office:value-type="float" office:value="50675214.45">
            <text:p>50675214.45</text:p>
          </table:table-cell>
          <table:table-cell office:value-type="float" office:value="3232958412.03271">
            <text:p>3,232,958,412.03</text:p>
          </table:table-cell>
          <table:table-cell table:style-name="ce13" table:formula="of:=[.F73] &lt; [.N73]" office:value-type="boolean" office:boolean-value="true">
            <text:p>TRUE</text:p>
          </table:table-cell>
          <table:table-cell table:style-name="ce13" table:formula="of:=[.F73] = [.N73]" office:value-type="boolean" office:boolean-value="false">
            <text:p>FALSE</text:p>
          </table:table-cell>
          <table:table-cell table:formula="of:= 1 - [.D73] / [.L73]" office:value-type="float" office:value="-0.373608903020668">
            <text:p>-0.37</text:p>
          </table:table-cell>
          <table:table-cell table:formula="of:= 1 - [.E73] / [.M73]" office:value-type="float" office:value="0.230437696943974">
            <text:p>0.23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60.52">
            <text:p>160.52</text:p>
          </table:table-cell>
          <table:table-cell office:value-type="float" office:value="38987038.19">
            <text:p>38987038.19</text:p>
          </table:table-cell>
          <table:table-cell office:value-type="float" office:value="1025567637.04541">
            <text:p>1,025,567,637.05</text:p>
          </table:table-cell>
          <table:table-cell table:number-columns-repeated="5"/>
          <table:table-cell office:value-type="float" office:value="114.89">
            <text:p>114.89</text:p>
          </table:table-cell>
          <table:table-cell office:value-type="float" office:value="52255610.77">
            <text:p>52255610.77</text:p>
          </table:table-cell>
          <table:table-cell office:value-type="float" office:value="3233412578.99072">
            <text:p>3,233,412,578.99</text:p>
          </table:table-cell>
          <table:table-cell table:style-name="ce13" table:formula="of:=[.F74] &lt; [.N74]" office:value-type="boolean" office:boolean-value="true">
            <text:p>TRUE</text:p>
          </table:table-cell>
          <table:table-cell table:style-name="ce13" table:formula="of:=[.F74] = [.N74]" office:value-type="boolean" office:boolean-value="false">
            <text:p>FALSE</text:p>
          </table:table-cell>
          <table:table-cell table:formula="of:= 1 - [.D74] / [.L74]" office:value-type="float" office:value="-0.397162503263992">
            <text:p>-0.4</text:p>
          </table:table-cell>
          <table:table-cell table:formula="of:= 1 - [.E74] / [.M74]" office:value-type="float" office:value="0.253916706445186">
            <text:p>0.25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8.64">
            <text:p>158.64</text:p>
          </table:table-cell>
          <table:table-cell office:value-type="float" office:value="38996730.04">
            <text:p>38996730.04</text:p>
          </table:table-cell>
          <table:table-cell office:value-type="float" office:value="1024356531.74072">
            <text:p>1,024,356,531.74</text:p>
          </table:table-cell>
          <table:table-cell table:number-columns-repeated="5"/>
          <table:table-cell office:value-type="float" office:value="112.86">
            <text:p>112.86</text:p>
          </table:table-cell>
          <table:table-cell office:value-type="float" office:value="51931952.04">
            <text:p>51931952.04</text:p>
          </table:table-cell>
          <table:table-cell office:value-type="float" office:value="3547505166.37671">
            <text:p>3,547,505,166.38</text:p>
          </table:table-cell>
          <table:table-cell table:style-name="ce13" table:formula="of:=[.F75] &lt; [.N75]" office:value-type="boolean" office:boolean-value="true">
            <text:p>TRUE</text:p>
          </table:table-cell>
          <table:table-cell table:style-name="ce13" table:formula="of:=[.F75] = [.N75]" office:value-type="boolean" office:boolean-value="false">
            <text:p>FALSE</text:p>
          </table:table-cell>
          <table:table-cell table:formula="of:= 1 - [.D75] / [.L75]" office:value-type="float" office:value="-0.405635300372142">
            <text:p>-0.41</text:p>
          </table:table-cell>
          <table:table-cell table:formula="of:= 1 - [.E75] / [.M75]" office:value-type="float" office:value="0.249080219246078">
            <text:p>0.25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6.59">
            <text:p>156.59</text:p>
          </table:table-cell>
          <table:table-cell office:value-type="float" office:value="35562393.92">
            <text:p>35562393.92</text:p>
          </table:table-cell>
          <table:table-cell office:value-type="float" office:value="1030336364.04199">
            <text:p>1,030,336,364.04</text:p>
          </table:table-cell>
          <table:table-cell table:number-columns-repeated="5"/>
          <table:table-cell office:value-type="float" office:value="114.11">
            <text:p>114.11</text:p>
          </table:table-cell>
          <table:table-cell office:value-type="float" office:value="50076292.26">
            <text:p>50076292.26</text:p>
          </table:table-cell>
          <table:table-cell office:value-type="float" office:value="3521693479.49243">
            <text:p>3,521,693,479.49</text:p>
          </table:table-cell>
          <table:table-cell table:style-name="ce13" table:formula="of:=[.F76] &lt; [.N76]" office:value-type="boolean" office:boolean-value="true">
            <text:p>TRUE</text:p>
          </table:table-cell>
          <table:table-cell table:style-name="ce13" table:formula="of:=[.F76] = [.N76]" office:value-type="boolean" office:boolean-value="false">
            <text:p>FALSE</text:p>
          </table:table-cell>
          <table:table-cell table:formula="of:= 1 - [.D76] / [.L76]" office:value-type="float" office:value="-0.372272368766979">
            <text:p>-0.37</text:p>
          </table:table-cell>
          <table:table-cell table:formula="of:= 1 - [.E76] / [.M76]" office:value-type="float" office:value="0.289835722354257">
            <text:p>0.29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48.15">
            <text:p>148.15</text:p>
          </table:table-cell>
          <table:table-cell office:value-type="float" office:value="38870310.17">
            <text:p>38870310.17</text:p>
          </table:table-cell>
          <table:table-cell office:value-type="float" office:value="1040176594.67383">
            <text:p>1,040,176,594.67</text:p>
          </table:table-cell>
          <table:table-cell table:number-columns-repeated="5"/>
          <table:table-cell office:value-type="float" office:value="113.38">
            <text:p>113.38</text:p>
          </table:table-cell>
          <table:table-cell office:value-type="float" office:value="51473949.78">
            <text:p>51473949.78</text:p>
          </table:table-cell>
          <table:table-cell office:value-type="float" office:value="3564195720.73975">
            <text:p>3,564,195,720.74</text:p>
          </table:table-cell>
          <table:table-cell table:style-name="ce13" table:formula="of:=[.F77] &lt; [.N77]" office:value-type="boolean" office:boolean-value="true">
            <text:p>TRUE</text:p>
          </table:table-cell>
          <table:table-cell table:style-name="ce13" table:formula="of:=[.F77] = [.N77]" office:value-type="boolean" office:boolean-value="false">
            <text:p>FALSE</text:p>
          </table:table-cell>
          <table:table-cell table:formula="of:= 1 - [.D77] / [.L77]" office:value-type="float" office:value="-0.306667842653025">
            <text:p>-0.31</text:p>
          </table:table-cell>
          <table:table-cell table:formula="of:= 1 - [.E77] / [.M77]" office:value-type="float" office:value="0.244854720958233">
            <text:p>0.24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61.98">
            <text:p>161.98</text:p>
          </table:table-cell>
          <table:table-cell office:value-type="float" office:value="25429194.41">
            <text:p>25429194.41</text:p>
          </table:table-cell>
          <table:table-cell office:value-type="float" office:value="1024205143.42139">
            <text:p>1,024,205,143.42</text:p>
          </table:table-cell>
          <table:table-cell table:number-columns-repeated="5"/>
          <table:table-cell office:value-type="float" office:value="114.08">
            <text:p>114.08</text:p>
          </table:table-cell>
          <table:table-cell office:value-type="float" office:value="52360973.17">
            <text:p>52360973.17</text:p>
          </table:table-cell>
          <table:table-cell office:value-type="float" office:value="3125964844.99829">
            <text:p>3,125,964,845.00</text:p>
          </table:table-cell>
          <table:table-cell table:style-name="ce13" table:formula="of:=[.F78] &lt; [.N78]" office:value-type="boolean" office:boolean-value="true">
            <text:p>TRUE</text:p>
          </table:table-cell>
          <table:table-cell table:style-name="ce13" table:formula="of:=[.F78] = [.N78]" office:value-type="boolean" office:boolean-value="false">
            <text:p>FALSE</text:p>
          </table:table-cell>
          <table:table-cell table:formula="of:= 1 - [.D78] / [.L78]" office:value-type="float" office:value="-0.419880785413745">
            <text:p>-0.42</text:p>
          </table:table-cell>
          <table:table-cell table:formula="of:= 1 - [.E78] / [.M78]" office:value-type="float" office:value="0.514348323369789">
            <text:p>0.51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2.21">
            <text:p>152.21</text:p>
          </table:table-cell>
          <table:table-cell office:value-type="float" office:value="25273519.27">
            <text:p>25273519.27</text:p>
          </table:table-cell>
          <table:table-cell office:value-type="float" office:value="1020950297.99316">
            <text:p>1,020,950,297.99</text:p>
          </table:table-cell>
          <table:table-cell table:number-columns-repeated="5"/>
          <table:table-cell office:value-type="float" office:value="114.27">
            <text:p>114.27</text:p>
          </table:table-cell>
          <table:table-cell office:value-type="float" office:value="49733561.04">
            <text:p>49733561.04</text:p>
          </table:table-cell>
          <table:table-cell office:value-type="float" office:value="3415986700.60986">
            <text:p>3,415,986,700.61</text:p>
          </table:table-cell>
          <table:table-cell table:style-name="ce13" table:formula="of:=[.F79] &lt; [.N79]" office:value-type="boolean" office:boolean-value="true">
            <text:p>TRUE</text:p>
          </table:table-cell>
          <table:table-cell table:style-name="ce13" table:formula="of:=[.F79] = [.N79]" office:value-type="boolean" office:boolean-value="false">
            <text:p>FALSE</text:p>
          </table:table-cell>
          <table:table-cell table:formula="of:= 1 - [.D79] / [.L79]" office:value-type="float" office:value="-0.332020652839766">
            <text:p>-0.33</text:p>
          </table:table-cell>
          <table:table-cell table:formula="of:= 1 - [.E79] / [.M79]" office:value-type="float" office:value="0.491821644348514">
            <text:p>0.49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1.77">
            <text:p>151.77</text:p>
          </table:table-cell>
          <table:table-cell office:value-type="float" office:value="39090093.05">
            <text:p>39090093.05</text:p>
          </table:table-cell>
          <table:table-cell office:value-type="float" office:value="1032796421.51245">
            <text:p>1,032,796,421.51</text:p>
          </table:table-cell>
          <table:table-cell table:number-columns-repeated="5"/>
          <table:table-cell office:value-type="float" office:value="113.24">
            <text:p>113.24</text:p>
          </table:table-cell>
          <table:table-cell office:value-type="float" office:value="51665377.76">
            <text:p>51665377.76</text:p>
          </table:table-cell>
          <table:table-cell office:value-type="float" office:value="3213353648.99121">
            <text:p>3,213,353,648.99</text:p>
          </table:table-cell>
          <table:table-cell table:style-name="ce13" table:formula="of:=[.F80] &lt; [.N80]" office:value-type="boolean" office:boolean-value="true">
            <text:p>TRUE</text:p>
          </table:table-cell>
          <table:table-cell table:style-name="ce13" table:formula="of:=[.F80] = [.N80]" office:value-type="boolean" office:boolean-value="false">
            <text:p>FALSE</text:p>
          </table:table-cell>
          <table:table-cell table:formula="of:= 1 - [.D80] / [.L80]" office:value-type="float" office:value="-0.340250794772165">
            <text:p>-0.34</text:p>
          </table:table-cell>
          <table:table-cell table:formula="of:= 1 - [.E80] / [.M80]" office:value-type="float" office:value="0.243398679255104">
            <text:p>0.24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3.57">
            <text:p>153.57</text:p>
          </table:table-cell>
          <table:table-cell office:value-type="float" office:value="25467572.35">
            <text:p>25467572.35</text:p>
          </table:table-cell>
          <table:table-cell office:value-type="float" office:value="1022766955.9502">
            <text:p>1,022,766,955.95</text:p>
          </table:table-cell>
          <table:table-cell table:number-columns-repeated="5"/>
          <table:table-cell office:value-type="float" office:value="112.74">
            <text:p>112.74</text:p>
          </table:table-cell>
          <table:table-cell office:value-type="float" office:value="34582860.9">
            <text:p>34582860.9</text:p>
          </table:table-cell>
          <table:table-cell office:value-type="float" office:value="3159383768.21045">
            <text:p>3,159,383,768.21</text:p>
          </table:table-cell>
          <table:table-cell table:style-name="ce13" table:formula="of:=[.F81] &lt; [.N81]" office:value-type="boolean" office:boolean-value="true">
            <text:p>TRUE</text:p>
          </table:table-cell>
          <table:table-cell table:style-name="ce13" table:formula="of:=[.F81] = [.N81]" office:value-type="boolean" office:boolean-value="false">
            <text:p>FALSE</text:p>
          </table:table-cell>
          <table:table-cell table:formula="of:= 1 - [.D81] / [.L81]" office:value-type="float" office:value="-0.36216072378925">
            <text:p>-0.36</text:p>
          </table:table-cell>
          <table:table-cell table:formula="of:= 1 - [.E81] / [.M81]" office:value-type="float" office:value="0.263578209343577">
            <text:p>0.26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3.27">
            <text:p>153.27</text:p>
          </table:table-cell>
          <table:table-cell office:value-type="float" office:value="35627273.25">
            <text:p>35627273.25</text:p>
          </table:table-cell>
          <table:table-cell office:value-type="float" office:value="1030941916.69434">
            <text:p>1,030,941,916.69</text:p>
          </table:table-cell>
          <table:table-cell table:number-columns-repeated="5"/>
          <table:table-cell office:value-type="float" office:value="116.33">
            <text:p>116.33</text:p>
          </table:table-cell>
          <table:table-cell office:value-type="float" office:value="33249265.74">
            <text:p>33249265.74</text:p>
          </table:table-cell>
          <table:table-cell office:value-type="float" office:value="3189245089.10571">
            <text:p>3,189,245,089.11</text:p>
          </table:table-cell>
          <table:table-cell table:style-name="ce13" table:formula="of:=[.F82] &lt; [.N82]" office:value-type="boolean" office:boolean-value="true">
            <text:p>TRUE</text:p>
          </table:table-cell>
          <table:table-cell table:style-name="ce13" table:formula="of:=[.F82] = [.N82]" office:value-type="boolean" office:boolean-value="false">
            <text:p>FALSE</text:p>
          </table:table-cell>
          <table:table-cell table:formula="of:= 1 - [.D82] / [.L82]" office:value-type="float" office:value="-0.317544915327087">
            <text:p>-0.32</text:p>
          </table:table-cell>
          <table:table-cell table:formula="of:= 1 - [.E82] / [.M82]" office:value-type="float" office:value="-0.0715206022471402">
            <text:p>-0.07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5.92">
            <text:p>155.92</text:p>
          </table:table-cell>
          <table:table-cell office:value-type="float" office:value="38781858.97">
            <text:p>38781858.97</text:p>
          </table:table-cell>
          <table:table-cell office:value-type="float" office:value="1023145426.43604">
            <text:p>1,023,145,426.44</text:p>
          </table:table-cell>
          <table:table-cell table:number-columns-repeated="5"/>
          <table:table-cell office:value-type="float" office:value="114.82">
            <text:p>114.82</text:p>
          </table:table-cell>
          <table:table-cell office:value-type="float" office:value="50998705.21">
            <text:p>50998705.21</text:p>
          </table:table-cell>
          <table:table-cell office:value-type="float" office:value="3282727270.10815">
            <text:p>3,282,727,270.11</text:p>
          </table:table-cell>
          <table:table-cell table:style-name="ce13" table:formula="of:=[.F83] &lt; [.N83]" office:value-type="boolean" office:boolean-value="true">
            <text:p>TRUE</text:p>
          </table:table-cell>
          <table:table-cell table:style-name="ce13" table:formula="of:=[.F83] = [.N83]" office:value-type="boolean" office:boolean-value="false">
            <text:p>FALSE</text:p>
          </table:table-cell>
          <table:table-cell table:formula="of:= 1 - [.D83] / [.L83]" office:value-type="float" office:value="-0.357951576380422">
            <text:p>-0.36</text:p>
          </table:table-cell>
          <table:table-cell table:formula="of:= 1 - [.E83] / [.M83]" office:value-type="float" office:value="0.239552086463648">
            <text:p>0.24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5.3">
            <text:p>155.3</text:p>
          </table:table-cell>
          <table:table-cell office:value-type="float" office:value="38985520.69">
            <text:p>38985520.69</text:p>
          </table:table-cell>
          <table:table-cell office:value-type="float" office:value="1034499538.51123">
            <text:p>1,034,499,538.51</text:p>
          </table:table-cell>
          <table:table-cell table:number-columns-repeated="5"/>
          <table:table-cell office:value-type="float" office:value="113.81">
            <text:p>113.81</text:p>
          </table:table-cell>
          <table:table-cell office:value-type="float" office:value="48960212.79">
            <text:p>48960212.79</text:p>
          </table:table-cell>
          <table:table-cell office:value-type="float" office:value="3433774808.19434">
            <text:p>3,433,774,808.19</text:p>
          </table:table-cell>
          <table:table-cell table:style-name="ce13" table:formula="of:=[.F84] &lt; [.N84]" office:value-type="boolean" office:boolean-value="true">
            <text:p>TRUE</text:p>
          </table:table-cell>
          <table:table-cell table:style-name="ce13" table:formula="of:=[.F84] = [.N84]" office:value-type="boolean" office:boolean-value="false">
            <text:p>FALSE</text:p>
          </table:table-cell>
          <table:table-cell table:formula="of:= 1 - [.D84] / [.L84]" office:value-type="float" office:value="-0.364554960021088">
            <text:p>-0.36</text:p>
          </table:table-cell>
          <table:table-cell table:formula="of:= 1 - [.E84] / [.M84]" office:value-type="float" office:value="0.203730570836843">
            <text:p>0.2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6.15">
            <text:p>156.15</text:p>
          </table:table-cell>
          <table:table-cell office:value-type="float" office:value="25225840.66">
            <text:p>25225840.66</text:p>
          </table:table-cell>
          <table:table-cell office:value-type="float" office:value="1024810696.07373">
            <text:p>1,024,810,696.07</text:p>
          </table:table-cell>
          <table:table-cell table:number-columns-repeated="5"/>
          <table:table-cell office:value-type="float" office:value="113.57">
            <text:p>113.57</text:p>
          </table:table-cell>
          <table:table-cell office:value-type="float" office:value="86649563.82">
            <text:p>86649563.82</text:p>
          </table:table-cell>
          <table:table-cell office:value-type="float" office:value="3352857837.19678">
            <text:p>3,352,857,837.20</text:p>
          </table:table-cell>
          <table:table-cell table:style-name="ce13" table:formula="of:=[.F85] &lt; [.N85]" office:value-type="boolean" office:boolean-value="true">
            <text:p>TRUE</text:p>
          </table:table-cell>
          <table:table-cell table:style-name="ce13" table:formula="of:=[.F85] = [.N85]" office:value-type="boolean" office:boolean-value="false">
            <text:p>FALSE</text:p>
          </table:table-cell>
          <table:table-cell table:formula="of:= 1 - [.D85] / [.L85]" office:value-type="float" office:value="-0.374922955005723">
            <text:p>-0.37</text:p>
          </table:table-cell>
          <table:table-cell table:formula="of:= 1 - [.E85] / [.M85]" office:value-type="float" office:value="0.708875157035961">
            <text:p>0.71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5.45">
            <text:p>155.45</text:p>
          </table:table-cell>
          <table:table-cell office:value-type="float" office:value="25221008.62">
            <text:p>25221008.62</text:p>
          </table:table-cell>
          <table:table-cell office:value-type="float" office:value="1042863734.43579">
            <text:p>1,042,863,734.44</text:p>
          </table:table-cell>
          <table:table-cell table:number-columns-repeated="5"/>
          <table:table-cell office:value-type="float" office:value="112.44">
            <text:p>112.44</text:p>
          </table:table-cell>
          <table:table-cell office:value-type="float" office:value="46385554.65">
            <text:p>46385554.65</text:p>
          </table:table-cell>
          <table:table-cell office:value-type="float" office:value="3249346179.75708">
            <text:p>3,249,346,179.76</text:p>
          </table:table-cell>
          <table:table-cell table:style-name="ce13" table:formula="of:=[.F86] &lt; [.N86]" office:value-type="boolean" office:boolean-value="true">
            <text:p>TRUE</text:p>
          </table:table-cell>
          <table:table-cell table:style-name="ce13" table:formula="of:=[.F86] = [.N86]" office:value-type="boolean" office:boolean-value="false">
            <text:p>FALSE</text:p>
          </table:table-cell>
          <table:table-cell table:formula="of:= 1 - [.D86] / [.L86]" office:value-type="float" office:value="-0.382515119174671">
            <text:p>-0.38</text:p>
          </table:table-cell>
          <table:table-cell table:formula="of:= 1 - [.E86] / [.M86]" office:value-type="float" office:value="0.456274505925305">
            <text:p>0.46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60.07">
            <text:p>160.07</text:p>
          </table:table-cell>
          <table:table-cell office:value-type="float" office:value="25593512.78">
            <text:p>25593512.78</text:p>
          </table:table-cell>
          <table:table-cell office:value-type="float" office:value="1019739192.68848">
            <text:p>1,019,739,192.69</text:p>
          </table:table-cell>
          <table:table-cell table:number-columns-repeated="5"/>
          <table:table-cell office:value-type="float" office:value="112.53">
            <text:p>112.53</text:p>
          </table:table-cell>
          <table:table-cell office:value-type="float" office:value="51400046.8">
            <text:p>51400046.8</text:p>
          </table:table-cell>
          <table:table-cell office:value-type="float" office:value="3234510143.21216">
            <text:p>3,234,510,143.21</text:p>
          </table:table-cell>
          <table:table-cell table:style-name="ce13" table:formula="of:=[.F87] &lt; [.N87]" office:value-type="boolean" office:boolean-value="true">
            <text:p>TRUE</text:p>
          </table:table-cell>
          <table:table-cell table:style-name="ce13" table:formula="of:=[.F87] = [.N87]" office:value-type="boolean" office:boolean-value="false">
            <text:p>FALSE</text:p>
          </table:table-cell>
          <table:table-cell table:formula="of:= 1 - [.D87] / [.L87]" office:value-type="float" office:value="-0.422465120412334">
            <text:p>-0.42</text:p>
          </table:table-cell>
          <table:table-cell table:formula="of:= 1 - [.E87] / [.M87]" office:value-type="float" office:value="0.502072189163843">
            <text:p>0.5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5.07">
            <text:p>155.07</text:p>
          </table:table-cell>
          <table:table-cell office:value-type="float" office:value="39039876.22">
            <text:p>39039876.22</text:p>
          </table:table-cell>
          <table:table-cell office:value-type="float" office:value="1019890581.00781">
            <text:p>1,019,890,581.01</text:p>
          </table:table-cell>
          <table:table-cell table:number-columns-repeated="5"/>
          <table:table-cell office:value-type="float" office:value="115.94">
            <text:p>115.94</text:p>
          </table:table-cell>
          <table:table-cell office:value-type="float" office:value="33594129.03">
            <text:p>33594129.03</text:p>
          </table:table-cell>
          <table:table-cell office:value-type="float" office:value="4080240108.36987">
            <text:p>4,080,240,108.37</text:p>
          </table:table-cell>
          <table:table-cell table:style-name="ce13" table:formula="of:=[.F88] &lt; [.N88]" office:value-type="boolean" office:boolean-value="true">
            <text:p>TRUE</text:p>
          </table:table-cell>
          <table:table-cell table:style-name="ce13" table:formula="of:=[.F88] = [.N88]" office:value-type="boolean" office:boolean-value="false">
            <text:p>FALSE</text:p>
          </table:table-cell>
          <table:table-cell table:formula="of:= 1 - [.D88] / [.L88]" office:value-type="float" office:value="-0.337502156287735">
            <text:p>-0.34</text:p>
          </table:table-cell>
          <table:table-cell table:formula="of:= 1 - [.E88] / [.M88]" office:value-type="float" office:value="-0.162104133884134">
            <text:p>-0.16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1.55">
            <text:p>151.55</text:p>
          </table:table-cell>
          <table:table-cell office:value-type="float" office:value="38997764.68">
            <text:p>38997764.68</text:p>
          </table:table-cell>
          <table:table-cell office:value-type="float" office:value="1032455798.3877">
            <text:p>1,032,455,798.39</text:p>
          </table:table-cell>
          <table:table-cell table:number-columns-repeated="5"/>
          <table:table-cell office:value-type="float" office:value="113.39">
            <text:p>113.39</text:p>
          </table:table-cell>
          <table:table-cell office:value-type="float" office:value="52646730.95">
            <text:p>52646730.95</text:p>
          </table:table-cell>
          <table:table-cell office:value-type="float" office:value="3164795897.84546">
            <text:p>3,164,795,897.85</text:p>
          </table:table-cell>
          <table:table-cell table:style-name="ce13" table:formula="of:=[.F89] &lt; [.N89]" office:value-type="boolean" office:boolean-value="true">
            <text:p>TRUE</text:p>
          </table:table-cell>
          <table:table-cell table:style-name="ce13" table:formula="of:=[.F89] = [.N89]" office:value-type="boolean" office:boolean-value="false">
            <text:p>FALSE</text:p>
          </table:table-cell>
          <table:table-cell table:formula="of:= 1 - [.D89] / [.L89]" office:value-type="float" office:value="-0.336537613546168">
            <text:p>-0.34</text:p>
          </table:table-cell>
          <table:table-cell table:formula="of:= 1 - [.E89] / [.M89]" office:value-type="float" office:value="0.259255722505597">
            <text:p>0.26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62.46">
            <text:p>162.46</text:p>
          </table:table-cell>
          <table:table-cell office:value-type="float" office:value="25396235.43">
            <text:p>25396235.43</text:p>
          </table:table-cell>
          <table:table-cell office:value-type="float" office:value="1024962084.39307">
            <text:p>1,024,962,084.39</text:p>
          </table:table-cell>
          <table:table-cell table:number-columns-repeated="5"/>
          <table:table-cell office:value-type="float" office:value="112.77">
            <text:p>112.77</text:p>
          </table:table-cell>
          <table:table-cell office:value-type="float" office:value="51108629.78">
            <text:p>51108629.78</text:p>
          </table:table-cell>
          <table:table-cell office:value-type="float" office:value="3585730679.69653">
            <text:p>3,585,730,679.70</text:p>
          </table:table-cell>
          <table:table-cell table:style-name="ce13" table:formula="of:=[.F90] &lt; [.N90]" office:value-type="boolean" office:boolean-value="true">
            <text:p>TRUE</text:p>
          </table:table-cell>
          <table:table-cell table:style-name="ce13" table:formula="of:=[.F90] = [.N90]" office:value-type="boolean" office:boolean-value="false">
            <text:p>FALSE</text:p>
          </table:table-cell>
          <table:table-cell table:formula="of:= 1 - [.D90] / [.L90]" office:value-type="float" office:value="-0.440631373592268">
            <text:p>-0.44</text:p>
          </table:table-cell>
          <table:table-cell table:formula="of:= 1 - [.E90] / [.M90]" office:value-type="float" office:value="0.503093009158736">
            <text:p>0.5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66.33">
            <text:p>166.33</text:p>
          </table:table-cell>
          <table:table-cell office:value-type="float" office:value="24909884.49">
            <text:p>24909884.49</text:p>
          </table:table-cell>
          <table:table-cell office:value-type="float" office:value="1011867008.20801">
            <text:p>1,011,867,008.21</text:p>
          </table:table-cell>
          <table:table-cell table:number-columns-repeated="5"/>
          <table:table-cell office:value-type="float" office:value="114.39">
            <text:p>114.39</text:p>
          </table:table-cell>
          <table:table-cell office:value-type="float" office:value="52088231.48">
            <text:p>52088231.48</text:p>
          </table:table-cell>
          <table:table-cell office:value-type="float" office:value="3404594748.29858">
            <text:p>3,404,594,748.30</text:p>
          </table:table-cell>
          <table:table-cell table:style-name="ce13" table:formula="of:=[.F91] &lt; [.N91]" office:value-type="boolean" office:boolean-value="true">
            <text:p>TRUE</text:p>
          </table:table-cell>
          <table:table-cell table:style-name="ce13" table:formula="of:=[.F91] = [.N91]" office:value-type="boolean" office:boolean-value="false">
            <text:p>FALSE</text:p>
          </table:table-cell>
          <table:table-cell table:formula="of:= 1 - [.D91] / [.L91]" office:value-type="float" office:value="-0.454060669638955">
            <text:p>-0.45</text:p>
          </table:table-cell>
          <table:table-cell table:formula="of:= 1 - [.E91] / [.M91]" office:value-type="float" office:value="0.52177519216477">
            <text:p>0.52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41.35">
            <text:p>141.35</text:p>
          </table:table-cell>
          <table:table-cell office:value-type="float" office:value="25318161.81">
            <text:p>25318161.81</text:p>
          </table:table-cell>
          <table:table-cell office:value-type="float" office:value="1028216929.94629">
            <text:p>1,028,216,929.95</text:p>
          </table:table-cell>
          <table:table-cell table:number-columns-repeated="5"/>
          <table:table-cell office:value-type="float" office:value="113.19">
            <text:p>113.19</text:p>
          </table:table-cell>
          <table:table-cell office:value-type="float" office:value="51824152.42">
            <text:p>51824152.42</text:p>
          </table:table-cell>
          <table:table-cell office:value-type="float" office:value="3095233033.1731">
            <text:p>3,095,233,033.17</text:p>
          </table:table-cell>
          <table:table-cell table:style-name="ce13" table:formula="of:=[.F92] &lt; [.N92]" office:value-type="boolean" office:boolean-value="true">
            <text:p>TRUE</text:p>
          </table:table-cell>
          <table:table-cell table:style-name="ce13" table:formula="of:=[.F92] = [.N92]" office:value-type="boolean" office:boolean-value="false">
            <text:p>FALSE</text:p>
          </table:table-cell>
          <table:table-cell table:formula="of:= 1 - [.D92] / [.L92]" office:value-type="float" office:value="-0.248785228377065">
            <text:p>-0.25</text:p>
          </table:table-cell>
          <table:table-cell table:formula="of:= 1 - [.E92] / [.M92]" office:value-type="float" office:value="0.511460185497811">
            <text:p>0.51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5.99">
            <text:p>155.99</text:p>
          </table:table-cell>
          <table:table-cell office:value-type="float" office:value="25193049.84">
            <text:p>25193049.84</text:p>
          </table:table-cell>
          <table:table-cell office:value-type="float" office:value="1061787254.35278">
            <text:p>1,061,787,254.35</text:p>
          </table:table-cell>
          <table:table-cell table:number-columns-repeated="5"/>
          <table:table-cell office:value-type="float" office:value="114.18">
            <text:p>114.18</text:p>
          </table:table-cell>
          <table:table-cell office:value-type="float" office:value="50607319.34">
            <text:p>50607319.34</text:p>
          </table:table-cell>
          <table:table-cell office:value-type="float" office:value="3383968102.13281">
            <text:p>3,383,968,102.13</text:p>
          </table:table-cell>
          <table:table-cell table:style-name="ce13" table:formula="of:=[.F93] &lt; [.N93]" office:value-type="boolean" office:boolean-value="true">
            <text:p>TRUE</text:p>
          </table:table-cell>
          <table:table-cell table:style-name="ce13" table:formula="of:=[.F93] = [.N93]" office:value-type="boolean" office:boolean-value="false">
            <text:p>FALSE</text:p>
          </table:table-cell>
          <table:table-cell table:formula="of:= 1 - [.D93] / [.L93]" office:value-type="float" office:value="-0.366176212997022">
            <text:p>-0.37</text:p>
          </table:table-cell>
          <table:table-cell table:formula="of:= 1 - [.E93] / [.M93]" office:value-type="float" office:value="0.502185648863495">
            <text:p>0.5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2.05">
            <text:p>152.05</text:p>
          </table:table-cell>
          <table:table-cell office:value-type="float" office:value="38934144.61">
            <text:p>38934144.61</text:p>
          </table:table-cell>
          <table:table-cell office:value-type="float" office:value="1026475965.83643">
            <text:p>1,026,475,965.84</text:p>
          </table:table-cell>
          <table:table-cell table:number-columns-repeated="5"/>
          <table:table-cell office:value-type="float" office:value="117.12">
            <text:p>117.12</text:p>
          </table:table-cell>
          <table:table-cell office:value-type="float" office:value="51223515.13">
            <text:p>51223515.13</text:p>
          </table:table-cell>
          <table:table-cell office:value-type="float" office:value="3572030056.98413">
            <text:p>3,572,030,056.98</text:p>
          </table:table-cell>
          <table:table-cell table:style-name="ce13" table:formula="of:=[.F94] &lt; [.N94]" office:value-type="boolean" office:boolean-value="true">
            <text:p>TRUE</text:p>
          </table:table-cell>
          <table:table-cell table:style-name="ce13" table:formula="of:=[.F94] = [.N94]" office:value-type="boolean" office:boolean-value="false">
            <text:p>FALSE</text:p>
          </table:table-cell>
          <table:table-cell table:formula="of:= 1 - [.D94] / [.L94]" office:value-type="float" office:value="-0.298241120218579">
            <text:p>-0.3</text:p>
          </table:table-cell>
          <table:table-cell table:formula="of:= 1 - [.E94] / [.M94]" office:value-type="float" office:value="0.239916579110411">
            <text:p>0.24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6">
            <text:p>156</text:p>
          </table:table-cell>
          <table:table-cell office:value-type="float" office:value="35499422.69">
            <text:p>35499422.69</text:p>
          </table:table-cell>
          <table:table-cell office:value-type="float" office:value="1022539873.78369">
            <text:p>1,022,539,873.78</text:p>
          </table:table-cell>
          <table:table-cell table:number-columns-repeated="5"/>
          <table:table-cell office:value-type="float" office:value="112.91">
            <text:p>112.91</text:p>
          </table:table-cell>
          <table:table-cell office:value-type="float" office:value="50441597.85">
            <text:p>50441597.85</text:p>
          </table:table-cell>
          <table:table-cell office:value-type="float" office:value="3285792888.23096">
            <text:p>3,285,792,888.23</text:p>
          </table:table-cell>
          <table:table-cell table:style-name="ce13" table:formula="of:=[.F95] &lt; [.N95]" office:value-type="boolean" office:boolean-value="true">
            <text:p>TRUE</text:p>
          </table:table-cell>
          <table:table-cell table:style-name="ce13" table:formula="of:=[.F95] = [.N95]" office:value-type="boolean" office:boolean-value="false">
            <text:p>FALSE</text:p>
          </table:table-cell>
          <table:table-cell table:formula="of:= 1 - [.D95] / [.L95]" office:value-type="float" office:value="-0.381631387831016">
            <text:p>-0.38</text:p>
          </table:table-cell>
          <table:table-cell table:formula="of:= 1 - [.E95] / [.M95]" office:value-type="float" office:value="0.296227236980757">
            <text:p>0.3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0.58">
            <text:p>150.58</text:p>
          </table:table-cell>
          <table:table-cell office:value-type="float" office:value="25553284.17">
            <text:p>25553284.17</text:p>
          </table:table-cell>
          <table:table-cell office:value-type="float" office:value="1019966274.85498">
            <text:p>1,019,966,274.85</text:p>
          </table:table-cell>
          <table:table-cell table:number-columns-repeated="5"/>
          <table:table-cell office:value-type="float" office:value="112.87">
            <text:p>112.87</text:p>
          </table:table-cell>
          <table:table-cell office:value-type="float" office:value="51887468.74">
            <text:p>51887468.74</text:p>
          </table:table-cell>
          <table:table-cell office:value-type="float" office:value="3339270752.56763">
            <text:p>3,339,270,752.57</text:p>
          </table:table-cell>
          <table:table-cell table:style-name="ce13" table:formula="of:=[.F96] &lt; [.N96]" office:value-type="boolean" office:boolean-value="true">
            <text:p>TRUE</text:p>
          </table:table-cell>
          <table:table-cell table:style-name="ce13" table:formula="of:=[.F96] = [.N96]" office:value-type="boolean" office:boolean-value="false">
            <text:p>FALSE</text:p>
          </table:table-cell>
          <table:table-cell table:formula="of:= 1 - [.D96] / [.L96]" office:value-type="float" office:value="-0.334101178346771">
            <text:p>-0.33</text:p>
          </table:table-cell>
          <table:table-cell table:formula="of:= 1 - [.E96] / [.M96]" office:value-type="float" office:value="0.507524942138852">
            <text:p>0.51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1.5">
            <text:p>151.5</text:p>
          </table:table-cell>
          <table:table-cell office:value-type="float" office:value="38879204.46">
            <text:p>38879204.46</text:p>
          </table:table-cell>
          <table:table-cell office:value-type="float" office:value="1023296814.75537">
            <text:p>1,023,296,814.76</text:p>
          </table:table-cell>
          <table:table-cell table:number-columns-repeated="5"/>
          <table:table-cell office:value-type="float" office:value="113.24">
            <text:p>113.24</text:p>
          </table:table-cell>
          <table:table-cell office:value-type="float" office:value="49993435.3">
            <text:p>49993435.3</text:p>
          </table:table-cell>
          <table:table-cell office:value-type="float" office:value="3176414936.94824">
            <text:p>3,176,414,936.95</text:p>
          </table:table-cell>
          <table:table-cell table:style-name="ce13" table:formula="of:=[.F97] &lt; [.N97]" office:value-type="boolean" office:boolean-value="true">
            <text:p>TRUE</text:p>
          </table:table-cell>
          <table:table-cell table:style-name="ce13" table:formula="of:=[.F97] = [.N97]" office:value-type="boolean" office:boolean-value="false">
            <text:p>FALSE</text:p>
          </table:table-cell>
          <table:table-cell table:formula="of:= 1 - [.D97] / [.L97]" office:value-type="float" office:value="-0.337866478276227">
            <text:p>-0.34</text:p>
          </table:table-cell>
          <table:table-cell table:formula="of:= 1 - [.E97] / [.M97]" office:value-type="float" office:value="0.222313805268749">
            <text:p>0.22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4.96">
            <text:p>154.96</text:p>
          </table:table-cell>
          <table:table-cell office:value-type="float" office:value="38908758.79">
            <text:p>38908758.79</text:p>
          </table:table-cell>
          <table:table-cell office:value-type="float" office:value="1026324577.89209">
            <text:p>1,026,324,577.89</text:p>
          </table:table-cell>
          <table:table-cell table:number-columns-repeated="5"/>
          <table:table-cell office:value-type="float" office:value="114.26">
            <text:p>114.26</text:p>
          </table:table-cell>
          <table:table-cell office:value-type="float" office:value="49200337.19">
            <text:p>49200337.19</text:p>
          </table:table-cell>
          <table:table-cell office:value-type="float" office:value="3083841077.11182">
            <text:p>3,083,841,077.11</text:p>
          </table:table-cell>
          <table:table-cell table:style-name="ce13" table:formula="of:=[.F98] &lt; [.N98]" office:value-type="boolean" office:boolean-value="true">
            <text:p>TRUE</text:p>
          </table:table-cell>
          <table:table-cell table:style-name="ce13" table:formula="of:=[.F98] = [.N98]" office:value-type="boolean" office:boolean-value="false">
            <text:p>FALSE</text:p>
          </table:table-cell>
          <table:table-cell table:formula="of:= 1 - [.D98] / [.L98]" office:value-type="float" office:value="-0.356205146157885">
            <text:p>-0.36</text:p>
          </table:table-cell>
          <table:table-cell table:formula="of:= 1 - [.E98] / [.M98]" office:value-type="float" office:value="0.209176989179086">
            <text:p>0.21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1.44">
            <text:p>151.44</text:p>
          </table:table-cell>
          <table:table-cell office:value-type="float" office:value="38999894.02">
            <text:p>38999894.02</text:p>
          </table:table-cell>
          <table:table-cell office:value-type="float" office:value="1056904986.39795">
            <text:p>1,056,904,986.40</text:p>
          </table:table-cell>
          <table:table-cell table:number-columns-repeated="5"/>
          <table:table-cell office:value-type="float" office:value="113.94">
            <text:p>113.94</text:p>
          </table:table-cell>
          <table:table-cell office:value-type="float" office:value="50601027.61">
            <text:p>50601027.61</text:p>
          </table:table-cell>
          <table:table-cell office:value-type="float" office:value="3617257268.97949">
            <text:p>3,617,257,268.98</text:p>
          </table:table-cell>
          <table:table-cell table:style-name="ce13" table:formula="of:=[.F99] &lt; [.N99]" office:value-type="boolean" office:boolean-value="true">
            <text:p>TRUE</text:p>
          </table:table-cell>
          <table:table-cell table:style-name="ce13" table:formula="of:=[.F99] = [.N99]" office:value-type="boolean" office:boolean-value="false">
            <text:p>FALSE</text:p>
          </table:table-cell>
          <table:table-cell table:formula="of:= 1 - [.D99] / [.L99]" office:value-type="float" office:value="-0.329120589784097">
            <text:p>-0.33</text:p>
          </table:table-cell>
          <table:table-cell table:formula="of:= 1 - [.E99] / [.M99]" office:value-type="float" office:value="0.229266758758617">
            <text:p>0.23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1.91">
            <text:p>151.91</text:p>
          </table:table-cell>
          <table:table-cell office:value-type="float" office:value="25231494.71">
            <text:p>25231494.71</text:p>
          </table:table-cell>
          <table:table-cell office:value-type="float" office:value="1026324577.89209">
            <text:p>1,026,324,577.89</text:p>
          </table:table-cell>
          <table:table-cell table:number-columns-repeated="5"/>
          <table:table-cell office:value-type="float" office:value="112.91">
            <text:p>112.91</text:p>
          </table:table-cell>
          <table:table-cell office:value-type="float" office:value="51600693.63">
            <text:p>51600693.63</text:p>
          </table:table-cell>
          <table:table-cell office:value-type="float" office:value="3207298119.84277">
            <text:p>3,207,298,119.84</text:p>
          </table:table-cell>
          <table:table-cell table:style-name="ce13" table:formula="of:=[.F100] &lt; [.N100]" office:value-type="boolean" office:boolean-value="true">
            <text:p>TRUE</text:p>
          </table:table-cell>
          <table:table-cell table:style-name="ce13" table:formula="of:=[.F100] = [.N100]" office:value-type="boolean" office:boolean-value="false">
            <text:p>FALSE</text:p>
          </table:table-cell>
          <table:table-cell table:formula="of:= 1 - [.D100] / [.L100]" office:value-type="float" office:value="-0.345407846957754">
            <text:p>-0.35</text:p>
          </table:table-cell>
          <table:table-cell table:formula="of:= 1 - [.E100] / [.M100]" office:value-type="float" office:value="0.511024117409718">
            <text:p>0.51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float" office:value="151.31">
            <text:p>151.31</text:p>
          </table:table-cell>
          <table:table-cell office:value-type="float" office:value="25265698.66">
            <text:p>25265698.66</text:p>
          </table:table-cell>
          <table:table-cell office:value-type="float" office:value="1019966274.97998">
            <text:p>1,019,966,274.98</text:p>
          </table:table-cell>
          <table:table-cell table:number-columns-repeated="5"/>
          <table:table-cell office:value-type="float" office:value="113.85">
            <text:p>113.85</text:p>
          </table:table-cell>
          <table:table-cell office:value-type="float" office:value="52076712.21">
            <text:p>52076712.21</text:p>
          </table:table-cell>
          <table:table-cell office:value-type="float" office:value="3243025719.95605">
            <text:p>3,243,025,719.96</text:p>
          </table:table-cell>
          <table:table-cell table:style-name="ce13" table:formula="of:=[.F101] &lt; [.N101]" office:value-type="boolean" office:boolean-value="true">
            <text:p>TRUE</text:p>
          </table:table-cell>
          <table:table-cell table:style-name="ce13" table:formula="of:=[.F101] = [.N101]" office:value-type="boolean" office:boolean-value="false">
            <text:p>FALSE</text:p>
          </table:table-cell>
          <table:table-cell table:formula="of:= 1 - [.D101] / [.L101]" office:value-type="float" office:value="-0.329029424681599">
            <text:p>-0.33</text:p>
          </table:table-cell>
          <table:table-cell table:formula="of:= 1 - [.E101] / [.M101]" office:value-type="float" office:value="0.514836909094496">
            <text:p>0.51</text:p>
          </table:table-cell>
          <table:table-cell table:number-columns-repeated="3"/>
        </table:table-row>
        <table:table-row table:style-name="ro2">
          <table:table-cell table:style-name="ce2" office:value-type="string">
            <text:p>SA minimum time [s]</text:p>
          </table:table-cell>
          <table:table-cell table:style-name="ce5" office:value-type="string">
            <text:p>SA minimum memory [MB]</text:p>
          </table:table-cell>
          <table:table-cell table:style-name="ce9" office:value-type="string">
            <text:p>SA minimum cost</text:p>
          </table:table-cell>
          <table:table-cell table:style-name="ce2" office:value-type="string">
            <text:p>OSA minimum time [s]</text:p>
          </table:table-cell>
          <table:table-cell table:style-name="ce5" office:value-type="string">
            <text:p>OSA minimum memory [MB]</text:p>
          </table:table-cell>
          <table:table-cell table:style-name="ce9" office:value-type="string">
            <text:p>OSA minimum cost</text:p>
          </table:table-cell>
          <table:table-cell table:style-name="ce11" table:formula="of:=[.G1]" office:value-type="string" office:string-value="SA &lt; OSA">
            <text:p>SA &lt; OSA</text:p>
          </table:table-cell>
          <table:table-cell table:style-name="ce11" table:formula="of:=[.H1]" office:value-type="string" office:string-value="SA = OSA">
            <text:p>SA = OSA</text:p>
          </table:table-cell>
          <table:table-cell table:style-name="ce11" table:formula="of:=[.I1]" office:value-type="string" office:string-value="OSA &lt; SA">
            <text:p>OSA &lt; SA</text:p>
          </table:table-cell>
          <table:table-cell table:style-name="ce2" table:formula="of:=[.J1]" office:value-type="string" office:string-value="OSA Speedup(USER_TIME) over SA">
            <text:p>OSA Speedup(USER_TIME) over SA</text:p>
          </table:table-cell>
          <table:table-cell table:style-name="ce5" table:formula="of:=[.K1]" office:value-type="string" office:string-value="SA Speedup(AVG_HEAP_MEMORY) over OSA">
            <text:p>SA Speedup(AVG_HEAP_MEMORY) over OSA</text:p>
          </table:table-cell>
          <table:table-cell table:style-name="ce2" office:value-type="string">
            <text:p>BB minimum time [s]</text:p>
          </table:table-cell>
          <table:table-cell table:style-name="ce5" office:value-type="string">
            <text:p>BB minimum memory [MB]</text:p>
          </table:table-cell>
          <table:table-cell table:style-name="ce9" office:value-type="string">
            <text:p>BB minimum cost</text:p>
          </table:table-cell>
          <table:table-cell table:style-name="ce11" table:formula="of:=[.O1]" office:value-type="string" office:string-value="OSA &lt; BB">
            <text:p>OSA &lt; BB</text:p>
          </table:table-cell>
          <table:table-cell table:style-name="ce11" table:formula="of:=[.P1]" office:value-type="string" office:string-value="OSA = BB">
            <text:p>OSA = BB</text:p>
          </table:table-cell>
          <table:table-cell table:style-name="ce2" table:formula="of:=[.Q1]" office:value-type="string" office:string-value="OSA Speedup(USER_TIME) over BB">
            <text:p>OSA Speedup(USER_TIME) over BB</text:p>
          </table:table-cell>
          <table:table-cell table:style-name="ce5" table:formula="of:=[.R1]" office:value-type="string" office:string-value="OSA Speedup(AVG_HEAP_MEMORY) over BB">
            <text:p>OSA Speedup(AVG_HEAP_MEMORY) over BB</text:p>
          </table:table-cell>
          <table:table-cell table:number-columns-repeated="3"/>
        </table:table-row>
        <table:table-row table:style-name="ro2">
          <table:table-cell table:style-name="ce3" table:formula="of:=MINA([.A2:.A11])" office:value-type="float" office:value="41155.2368">
            <text:p>41,155.24</text:p>
          </table:table-cell>
          <table:table-cell table:style-name="ce6" table:formula="of:=MINA([.B2:.B11])" office:value-type="float" office:value="6.93948118055136">
            <text:p>6.94</text:p>
          </table:table-cell>
          <table:table-cell table:style-name="ce9" table:formula="of:=MINA([.C2:.C11])" office:value-type="float" office:value="1004978846.86572">
            <text:p>1,004,978,846.87</text:p>
          </table:table-cell>
          <table:table-cell table:style-name="ce3" table:formula="of:=MINA([.D2:.D101])" office:value-type="float" office:value="139.94">
            <text:p>139.94</text:p>
          </table:table-cell>
          <table:table-cell table:style-name="ce6" table:formula="of:=MINA([.E2:.E101]) / 1024 / 1024" office:value-type="float" office:value="23.3993256378174">
            <text:p>23.40</text:p>
          </table:table-cell>
          <table:table-cell table:style-name="ce9" table:formula="of:=MINA([.F2:.F101])" office:value-type="float" office:value="1011867008.20801">
            <text:p>1,011,867,008.21</text:p>
          </table:table-cell>
          <table:table-cell table:style-name="ce12" table:formula="of:=COUNTIF([.G2:.G11]; 1)/10" office:value-type="percentage" office:value="1">
            <text:p>100.00%</text:p>
          </table:table-cell>
          <table:table-cell table:style-name="ce12" table:formula="of:=COUNTIF([.H2:.H11]; 1)/10" office:value-type="percentage" office:value="0">
            <text:p>0.00%</text:p>
          </table:table-cell>
          <table:table-cell table:style-name="ce12" table:formula="of:=COUNTIF([.I2:.I11]; 1)/10" office:value-type="percentage" office:value="0">
            <text:p>0.00%</text:p>
          </table:table-cell>
          <table:table-cell table:style-name="ce15" table:formula="of:=AVERAGE([.J2:.J11])" office:value-type="percentage" office:value="0.996610257785259">
            <text:p>99.66%</text:p>
          </table:table-cell>
          <table:table-cell table:style-name="ce16" table:formula="of:=AVERAGE([.K2:.K11])" office:value-type="percentage" office:value="-2.89371897535147">
            <text:p>-289.37%</text:p>
          </table:table-cell>
          <table:table-cell table:style-name="ce3" table:formula="of:=MINA([.L2:.L101])" office:value-type="float" office:value="112.19">
            <text:p>112.19</text:p>
          </table:table-cell>
          <table:table-cell table:style-name="ce6" table:formula="of:=MINA([.M2:.M101]) / 1024 / 1024" office:value-type="float" office:value="31.6250500774384">
            <text:p>31.63</text:p>
          </table:table-cell>
          <table:table-cell table:style-name="ce9" table:formula="of:=MINA([.N2:.N101])" office:value-type="float" office:value="2809336496.91968">
            <text:p>2,809,336,496.92</text:p>
          </table:table-cell>
          <table:table-cell table:style-name="ce12" table:formula="of:=COUNTIF([.O2:.O101]; 1)/100" office:value-type="percentage" office:value="1">
            <text:p>100.00%</text:p>
          </table:table-cell>
          <table:table-cell table:style-name="ce12" table:formula="of:=COUNTIF([.P2:.P101]; 1)/100" office:value-type="percentage" office:value="0">
            <text:p>0.00%</text:p>
          </table:table-cell>
          <table:table-cell table:style-name="ce15" table:formula="of:=AVERAGE([.Q2:.Q101])" office:value-type="percentage" office:value="-0.356917962965835">
            <text:p>-35.69%</text:p>
          </table:table-cell>
          <table:table-cell table:style-name="ce16" table:formula="of:=AVERAGE([.R2:.R101])" office:value-type="percentage" office:value="0.388274483060396">
            <text:p>38.83%</text:p>
          </table:table-cell>
          <table:table-cell table:number-columns-repeated="3"/>
        </table:table-row>
        <table:table-row table:style-name="ro2">
          <table:table-cell table:style-name="ce2" office:value-type="string">
            <text:p>SA maximum time [s]</text:p>
          </table:table-cell>
          <table:table-cell table:style-name="ce5" office:value-type="string">
            <text:p>SA maximum memory [MB]</text:p>
          </table:table-cell>
          <table:table-cell table:style-name="ce9" office:value-type="string">
            <text:p>SA maximum cost</text:p>
          </table:table-cell>
          <table:table-cell table:style-name="ce2" office:value-type="string">
            <text:p>OSA maximum time [s]</text:p>
          </table:table-cell>
          <table:table-cell table:style-name="ce5" office:value-type="string">
            <text:p>OSA maximum memory [MB]</text:p>
          </table:table-cell>
          <table:table-cell table:style-name="ce9" office:value-type="string">
            <text:p>OSA maximum cost</text:p>
          </table:table-cell>
          <table:table-cell table:style-name="ce11" office:value-type="string">
            <text:p>(lower is better)</text:p>
          </table:table-cell>
          <table:table-cell table:style-name="ce14"/>
          <table:table-cell table:style-name="ce11" office:value-type="string">
            <text:p>(higher is better)</text:p>
          </table:table-cell>
          <table:table-cell table:style-name="ce2" office:value-type="string">
            <text:p>(higher is better)</text:p>
          </table:table-cell>
          <table:table-cell table:style-name="ce5" office:value-type="string">
            <text:p>(lower is better)</text:p>
          </table:table-cell>
          <table:table-cell table:style-name="ce2" office:value-type="string">
            <text:p>BB maximum time [s]</text:p>
          </table:table-cell>
          <table:table-cell table:style-name="ce5" office:value-type="string">
            <text:p>BB maximum memory [MB]</text:p>
          </table:table-cell>
          <table:table-cell table:style-name="ce9" office:value-type="string">
            <text:p>BB maximum cost</text:p>
          </table:table-cell>
          <table:table-cell table:style-name="ce11" office:value-type="string">
            <text:p>(higher is better)</text:p>
          </table:table-cell>
          <table:table-cell table:style-name="ce11"/>
          <table:table-cell table:style-name="ce2" office:value-type="string">
            <text:p>(higher is better)</text:p>
          </table:table-cell>
          <table:table-cell table:style-name="ce5" office:value-type="string">
            <text:p>(higher is better)</text:p>
          </table:table-cell>
          <table:table-cell table:number-columns-repeated="3"/>
        </table:table-row>
        <table:table-row table:style-name="ro2">
          <table:table-cell table:style-name="ce3" table:formula="of:=MAXA([.A2:.A11])" office:value-type="float" office:value="48228.689985">
            <text:p>48,228.69</text:p>
          </table:table-cell>
          <table:table-cell table:style-name="ce7" table:formula="of:=MAXA([.B2:.B11])" office:value-type="float" office:value="12.9164433430691">
            <text:p>12.92</text:p>
          </table:table-cell>
          <table:table-cell table:style-name="ce9" table:formula="of:=MAXA([.C2:.C11])" office:value-type="float" office:value="1009444797.59863">
            <text:p>1,009,444,797.60</text:p>
          </table:table-cell>
          <table:table-cell table:style-name="ce3" table:formula="of:=MAXA([.D2:.D101])" office:value-type="float" office:value="166.33">
            <text:p>166.33</text:p>
          </table:table-cell>
          <table:table-cell table:style-name="ce7" table:formula="of:=MAXA([.E2:.E101]) / 1024 /1024" office:value-type="float" office:value="37.304284696579">
            <text:p>37.30</text:p>
          </table:table-cell>
          <table:table-cell table:style-name="ce9" table:formula="of:=MAXA([.F2:.F101])" office:value-type="float" office:value="1061787254.35278">
            <text:p>1,061,787,254.35</text:p>
          </table:table-cell>
          <table:table-cell table:number-columns-repeated="5"/>
          <table:table-cell table:style-name="ce3" table:formula="of:=MAXA([.L1:.L101])" office:value-type="float" office:value="128.86">
            <text:p>128.86</text:p>
          </table:table-cell>
          <table:table-cell table:style-name="ce7" table:formula="of:=MAXA([.M2:.M101]) / 1024 /1024" office:value-type="float" office:value="84.8257114124298">
            <text:p>84.83</text:p>
          </table:table-cell>
          <table:table-cell table:style-name="ce9" table:formula="of:=MAXA([.N1:.N101])" office:value-type="float" office:value="4080240108.36987">
            <text:p>4,080,240,108.37</text:p>
          </table:table-cell>
          <table:table-cell table:number-columns-repeated="7"/>
        </table:table-row>
        <table:table-row table:style-name="ro2">
          <table:table-cell table:style-name="ce2" office:value-type="string">
            <text:p>SA average time [s]</text:p>
          </table:table-cell>
          <table:table-cell table:style-name="ce5" office:value-type="string">
            <text:p>SA average memory [MB]</text:p>
          </table:table-cell>
          <table:table-cell table:style-name="ce9" office:value-type="string">
            <text:p>SA average cost</text:p>
          </table:table-cell>
          <table:table-cell table:style-name="ce2" office:value-type="string">
            <text:p>OSA average time [s]</text:p>
          </table:table-cell>
          <table:table-cell table:style-name="ce5" office:value-type="string">
            <text:p>OSA average memory [MB]</text:p>
          </table:table-cell>
          <table:table-cell table:style-name="ce9" office:value-type="string">
            <text:p>OSA average cost</text:p>
          </table:table-cell>
          <table:table-cell table:number-columns-repeated="5"/>
          <table:table-cell table:style-name="ce2" office:value-type="string">
            <text:p>BB average time [s]</text:p>
          </table:table-cell>
          <table:table-cell table:style-name="ce5" office:value-type="string">
            <text:p>BB average memory [MB]</text:p>
          </table:table-cell>
          <table:table-cell table:style-name="ce9" office:value-type="string">
            <text:p>BB average cost</text:p>
          </table:table-cell>
          <table:table-cell table:number-columns-repeated="7"/>
        </table:table-row>
        <table:table-row table:style-name="ro2">
          <table:table-cell table:style-name="ce4" table:formula="of:=AVERAGE([.A2:.A11])" office:value-type="float" office:value="45568.8827408">
            <text:p>45,568.88</text:p>
          </table:table-cell>
          <table:table-cell table:style-name="ce7" table:formula="of:=AVERAGE([.B2:.B11])" office:value-type="float" office:value="8.34745910283331">
            <text:p>8.35</text:p>
          </table:table-cell>
          <table:table-cell table:style-name="ce9" table:formula="of:=AVERAGE([.C2:.C11])" office:value-type="float" office:value="1007120989.36558">
            <text:p>1,007,120,989.37</text:p>
          </table:table-cell>
          <table:table-cell table:style-name="ce4" table:formula="of:=AVERAGE([.D2:.D101])" office:value-type="float" office:value="154.9352">
            <text:p>154.94</text:p>
          </table:table-cell>
          <table:table-cell table:style-name="ce7" table:formula="of:=AVERAGE([.E2:.E101]) / 1024 /1024" office:value-type="float" office:value="29.5381838750839">
            <text:p>29.54</text:p>
          </table:table-cell>
          <table:table-cell table:style-name="ce9" table:formula="of:=AVERAGE([.F2:.F101])" office:value-type="float" office:value="1028753600.85646">
            <text:p>1,028,753,600.86</text:p>
          </table:table-cell>
          <table:table-cell table:number-columns-repeated="5"/>
          <table:table-cell table:style-name="ce4" table:formula="of:=AVERAGE([.L2:.L101])" office:value-type="float" office:value="114.221">
            <text:p>114.22</text:p>
          </table:table-cell>
          <table:table-cell table:style-name="ce7" table:formula="of:=AVERAGE([.M2:.M101]) / 1024 /1024" office:value-type="float" office:value="49.4538406357765">
            <text:p>49.45</text:p>
          </table:table-cell>
          <table:table-cell table:style-name="ce9" table:formula="of:=AVERAGE([.N1:.N101])" office:value-type="float" office:value="3363056859.90794">
            <text:p>3,363,056,859.9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" office:value-type="string">
            <text:p>SA # minimum cost</text:p>
          </table:table-cell>
          <table:table-cell table:number-columns-repeated="2"/>
          <table:table-cell table:style-name="ce9" office:value-type="string">
            <text:p>OSA # minimum cost</text:p>
          </table:table-cell>
          <table:table-cell table:number-columns-repeated="7"/>
          <table:table-cell table:style-name="ce9" office:value-type="string">
            <text:p>BB # minimum cost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" table:formula="of:=COUNTIF([.C2:.C11]; [.C103])/1000" office:value-type="percentage" office:value="0.001">
            <text:p>0.10%</text:p>
          </table:table-cell>
          <table:table-cell table:number-columns-repeated="2"/>
          <table:table-cell table:style-name="ce10" table:formula="of:=COUNTIF([.F2:.F101]; [.F103])/100" office:value-type="percentage" office:value="0.01">
            <text:p>1.00%</text:p>
          </table:table-cell>
          <table:table-cell table:number-columns-repeated="7"/>
          <table:table-cell table:style-name="ce10" table:formula="of:=COUNTIF([.N2:.N101]; [.N103])/100" office:value-type="percentage" office:value="0.01">
            <text:p>1.00%</text:p>
          </table:table-cell>
          <table:table-cell table:number-columns-repeated="7"/>
        </table:table-row>
        <table:table-row table:style-name="ro2" table:number-rows-repeated="892">
          <table:table-cell table:style-name="Default" table:number-columns-repeated="2"/>
          <table:table-cell table:number-columns-repeated="11"/>
          <table:table-cell table:style-name="Default"/>
          <table:table-cell table:number-columns-repeated="7"/>
        </table:table-row>
        <table:table-row table:style-name="ro2">
          <table:table-cell table:number-columns-repeated="21"/>
        </table:table-row>
        <table:table-row table:style-name="ro2" table:number-rows-repeated="8">
          <table:table-cell table:style-name="Default" table:number-columns-repeated="2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7"/>
        </table:table-row>
        <table:table-row table:style-name="ro2" table:number-rows-repeated="64525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9">02/09/2011</text:date>, <text:time>13:1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iprian Radu</meta:initial-creator>
    <meta:creation-date>2011-01-08T17:06:18</meta:creation-date>
    <dc:date>2011-02-09T13:13:05.06</dc:date>
    <dc:creator>Ciprian Radu</dc:creator>
    <meta:editing-duration>PT08H00M59S</meta:editing-duration>
    <meta:editing-cycles>44</meta:editing-cycles>
    <meta:generator>OpenOffice.org/3.2$Win32 OpenOffice.org_project/320m18$Build-9502</meta:generator>
    <meta:document-statistic meta:table-count="3" meta:cell-count="1183" meta:object-count="0"/>
  </office:meta>
</office:document-meta>
</file>